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7">
      <style:paragraph-properties fo:margin-top="0in" fo:margin-bottom="0in"/>
    </style:style>
    <style:style style:name="P24" style:family="paragraph" style:parent-style-name="Text_20_body" style:list-style-name="L8">
      <style:paragraph-properties fo:margin-top="0in" fo:margin-bottom="0in"/>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9">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Text_20_body" style:list-style-name="L10">
      <style:paragraph-properties fo:margin-top="0in" fo:margin-bottom="0in"/>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11">
      <style:paragraph-properties fo:margin-top="0in" fo:margin-bottom="0in"/>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12">
      <style:paragraph-properties fo:margin-top="0in" fo:margin-bottom="0in"/>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13">
      <style:paragraph-properties fo:margin-top="0in" fo:margin-bottom="0in"/>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14">
      <style:paragraph-properties fo:margin-top="0in" fo:margin-bottom="0in"/>
    </style:style>
    <style:style style:name="P109" style:family="paragraph" style:parent-style-name="Text_20_body" style:list-style-name="L15">
      <style:paragraph-properties fo:margin-top="0in" fo:margin-bottom="0in"/>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16">
      <style:paragraph-properties fo:margin-top="0in" fo:margin-bottom="0in"/>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7">
      <style:paragraph-properties fo:margin-top="0in" fo:margin-bottom="0in"/>
    </style:style>
    <style:style style:name="P141" style:family="paragraph" style:parent-style-name="Text_20_body" style:list-style-name="L18">
      <style:paragraph-properties fo:margin-top="0in" fo:margin-bottom="0in"/>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Text_20_body" style:list-style-name="L19">
      <style:paragraph-properties fo:margin-top="0in" fo:margin-bottom="0in"/>
    </style:style>
    <style:style style:name="P155" style:family="paragraph" style:parent-style-name="Text_20_body" style:list-style-name="L20">
      <style:paragraph-properties fo:margin-top="0in" fo:margin-bottom="0in"/>
    </style:style>
    <style:style style:name="P156" style:family="paragraph" style:parent-style-name="Text_20_body" style:list-style-name="L21">
      <style:paragraph-properties fo:margin-top="0in" fo:margin-bottom="0in"/>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Text_20_body" style:list-style-name="L22">
      <style:paragraph-properties fo:margin-top="0in" fo:margin-bottom="0in"/>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Text_20_body" style:list-style-name="L23">
      <style:paragraph-properties fo:margin-top="0in" fo:margin-bottom="0in"/>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Text_20_body" style:list-style-name="L24">
      <style:paragraph-properties fo:margin-top="0in" fo:margin-bottom="0in"/>
    </style:style>
    <style:style style:name="P218" style:family="paragraph" style:parent-style-name="Text_20_body" style:list-style-name="L25">
      <style:paragraph-properties fo:margin-top="0in" fo:margin-bottom="0in"/>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26">
      <style:paragraph-properties fo:margin-top="0in" fo:margin-bottom="0in"/>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27">
      <style:paragraph-properties fo:margin-top="0in" fo:margin-bottom="0in"/>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Text_20_body" style:list-style-name="L28">
      <style:paragraph-properties fo:margin-top="0in" fo:margin-bottom="0in"/>
    </style:style>
    <style:style style:name="P343" style:family="paragraph" style:parent-style-name="Text_20_body" style:list-style-name="L29">
      <style:paragraph-properties fo:margin-top="0in" fo:margin-bottom="0in"/>
    </style:style>
    <style:style style:name="P344" style:family="paragraph" style:parent-style-name="Text_20_body" style:list-style-name="L30">
      <style:paragraph-properties fo:margin-top="0in" fo:margin-bottom="0in"/>
    </style:style>
    <style:style style:name="P345" style:family="paragraph" style:parent-style-name="Text_20_body" style:list-style-name="L31">
      <style:paragraph-properties fo:margin-top="0in" fo:margin-bottom="0in"/>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Text_20_body" style:list-style-name="L32">
      <style:paragraph-properties fo:margin-top="0in" fo:margin-bottom="0in"/>
    </style:style>
    <style:style style:name="P568" style:family="paragraph" style:parent-style-name="Text_20_body" style:list-style-name="L33">
      <style:paragraph-properties fo:margin-top="0in" fo:margin-bottom="0in"/>
    </style:style>
    <style:style style:name="P569" style:family="paragraph" style:parent-style-name="Text_20_body" style:list-style-name="L34">
      <style:paragraph-properties fo:margin-top="0in" fo:margin-bottom="0in"/>
    </style:style>
    <style:style style:name="P570" style:family="paragraph" style:parent-style-name="Text_20_body" style:list-style-name="L35">
      <style:paragraph-properties fo:margin-top="0in" fo:margin-bottom="0in"/>
    </style:style>
    <style:style style:name="P571" style:family="paragraph" style:parent-style-name="Text_20_body" style:list-style-name="L36">
      <style:paragraph-properties fo:margin-top="0in" fo:margin-bottom="0in"/>
    </style:style>
    <style:style style:name="P572" style:family="paragraph" style:parent-style-name="Text_20_body" style:list-style-name="L37">
      <style:paragraph-properties fo:margin-top="0in" fo:margin-bottom="0in"/>
    </style:style>
    <style:style style:name="P573" style:family="paragraph" style:parent-style-name="Text_20_body" style:list-style-name="L38">
      <style:paragraph-properties fo:margin-top="0in" fo:margin-bottom="0in"/>
    </style:style>
    <style:style style:name="P574" style:family="paragraph" style:parent-style-name="Preformatted_20_Text">
    </style:style>
    <style:style style:name="P575" style:family="paragraph" style:parent-style-name="Text_20_body" style:list-style-name="L39">
    </style:style>
    <style:style style:name="P576" style:family="paragraph" style:parent-style-name="Text_20_body" style:list-style-name="L40">
      <style:paragraph-properties fo:margin-top="0in" fo:margin-bottom="0in"/>
    </style:style>
    <style:style style:name="P577" style:family="paragraph" style:parent-style-name="Text_20_body" style:list-style-name="L41">
      <style:paragraph-properties fo:margin-top="0in" fo:margin-bottom="0in"/>
    </style:style>
    <style:style style:name="P578" style:family="paragraph" style:parent-style-name="Text_20_body" style:list-style-name="L42">
      <style:paragraph-properties fo:margin-top="0in" fo:margin-bottom="0in"/>
    </style:style>
    <style:style style:name="P579" style:family="paragraph" style:parent-style-name="Text_20_body" style:list-style-name="L4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6383*"/>
    </style:style>
    <style:style style:name="Table1.B" style:family="table-column">
      <style:table-column-properties style:rel-column-width="19894*"/>
    </style:style>
    <style:style style:name="Table1.C" style:family="table-column">
      <style:table-column-properties style:rel-column-width="29256*"/>
    </style:style>
    <style:style style:name="Table2" style:family="table">
      <style:table-properties table:align="center" style:rel-width="100%"/>
    </style:style>
    <style:style style:name="Table2.A" style:family="table-column">
      <style:table-column-properties style:rel-column-width="21845*"/>
    </style:style>
    <style:style style:name="Table2.B" style:family="table-column">
      <style:table-column-properties style:rel-column-width="21845*"/>
    </style:style>
    <style:style style:name="Table2.C" style:family="table-column">
      <style:table-column-properties style:rel-column-width="21845*"/>
    </style:style>
  </office:automatic-styles>
  <office:body>
    <office:text>
      <text:p text:style-name="Title">Lonelog</text:p>
      <text:p text:style-name="Subtitle">Une notation standardisée pour la prise de note de session JDR solo</text:p>
      <text:p text:style-name="Author">Roberto Bisceglie</text:p>
      <text:h text:style-name="Heading_20_2" text:outline-level="2"><text:bookmark-start text:name="introduction"/>1. Introduction<text:bookmark-end text:name="introduction"/></text:h>
      <text:p text:style-name="First_20_paragraph">Si vous avez déjà joué à un JDR en solo, vous connaissez le défi : vous êtes au cœur d’une scène passionnante, les dés roulent, les oracles répondent aux questions, et soudain vous réalisez : comment puis-je noter tout cela sans interrompre le rythme ?</text:p>
      <text:p text:style-name="Text_20_body">Peut-être avez-vous essayé le journal de bord libre (qui devient désordonné), la prose pure (qui perd la mécanique de jeu), ou les listes à puces (difficiles à analyser plus tard). Ce système de notation offre une approche différente : un <text:span text:style-name="T1">raccourci léger</text:span> qui capture les éléments de jeu essentiels tout en laissant de la place pour autant (ou aussi peu) de narration que vous le souhaitez.</text:p>
      <text:h text:style-name="Heading_20_3" text:outline-level="3"><text:bookmark-start text:name="pourquoi-lonelog"/>1.1 Pourquoi “Lonelog” ?<text:bookmark-end text:name="pourquoi-lonelog"/></text:h>
      <text:p text:style-name="First_20_paragraph">Ce système a commencé sous le nom de <text:span text:style-name="T1">Solo TTRPG Notation</text:span>, un nom descriptif mais peu pratique. Près de 5 000 téléchargements plus tard, il était clair que le concept trouvait un écho auprès de la communauté. Mais l’utilisation réelle a apporté de précieuses leçons sur ce qui fonctionnait, ce qui créait des frictions et où la notation pouvait évoluer.</text:p>
      <text:p text:style-name="Text_20_body">Le changement de nom pour <text:span text:style-name="T1">Lonelog</text:span> reflète trois idées :</text:p>
      <text:list text:style-name="L1">
        <text:list-item>
          <text:p text:style-name="P1"><text:span text:style-name="T1">Un nom qui reste.</text:span> “Solo TTRPG Notation” a été abrégé d’une douzaine de manières différentes. <text:span text:style-name="T2">Lonelog</text:span> est compact et évocateur : <text:span text:style-name="T2">Lone</text:span> (jeu en solo) + <text:span text:style-name="T2">log</text:span> (journal de session). Ça fonctionne.</text:p>
        </text:list-item>
        <text:list-item>
          <text:p text:style-name="P1"><text:span text:style-name="T1">Un nom que vous pouvez trouver.</text:span> Cherchez “solo ttrpg notation” et vous vous noierez dans des résultats génériques. Cherchez “lonelog” et vous obtenez <text:span text:style-name="T2">ce système</text:span>. Pensez à la façon dont <text:span text:style-name="T1">Markdown</text:span> a réussi à la fois comme format et comme marque, il ne s’appelle pas “Notation de Formatage de Texte”. Lonelog donne à cette notation une identité distincte et trouvable.</text:p>
        </text:list-item>
        <text:list-item>
          <text:p text:style-name="P1"><text:span text:style-name="T1">Un nom conçu pour durer.</text:span> À mesure que le système mûrit, avoir une identité claire facilite le partage de ressources, d’outils et de journaux de session par la communauté sous une seule bannière.</text:p>
        </text:list-item>
      </text:list>
      <text:p text:style-name="First_20_paragraph">La philosophie de base n’a pas changé : séparer la mécanique de la fiction, rester compact à la table de jeu, s’adapter des one-shots aux longues campagnes, et fonctionner aussi bien en markdown que sur des carnets papier.</text:p>
      <text:h text:style-name="Heading_20_3" text:outline-level="3"><text:bookmark-start text:name="ce-que-fait-lonelog"/>1.2 Ce que fait Lonelog<text:bookmark-end text:name="ce-que-fait-lonelog"/></text:h>
      <text:p text:style-name="First_20_paragraph">Pensez-y comme un langage commun pour le jeu en solo. Que vous jouiez à <text:span text:style-name="T2">Ironsworn</text:span>, <text:span text:style-name="T2">Thousand Year Old Vampire</text:span>, à un JDR non solo avec le Mythic GME, ou à votre propre système maison, cette notation vous aide à :</text:p>
      <text:list text:style-name="L2">
        <text:list-item>
          <text:p text:style-name="P2"><text:span text:style-name="T1">Enregistrer ce qui s’est passé</text:span> sans ralentir le jeu</text:p>
        </text:list-item>
        <text:list-item>
          <text:p text:style-name="P2"><text:span text:style-name="T1">Suivre les éléments en cours</text:span> comme les PNJ, les lieux et les intrigues</text:p>
        </text:list-item>
        <text:list-item>
          <text:p text:style-name="P2"><text:span text:style-name="T1">Partager vos sessions</text:span> avec d’autres joueurs solo qui comprendront le format</text:p>
        </text:list-item>
        <text:list-item>
          <text:p text:style-name="P2"><text:span text:style-name="T1">Relire les sessions passées</text:span> et retrouver rapidement ce détail crucial d’il y a trois sessions</text:p>
        </text:list-item>
      </text:list>
      <text:p text:style-name="First_20_paragraph">La notation est conçue pour être :</text:p>
      <text:list text:style-name="L3">
        <text:list-item>
          <text:p text:style-name="P3"><text:span text:style-name="T1">Flexible</text:span> — utilisable avec différents systèmes et formats</text:p>
        </text:list-item>
        <text:list-item>
          <text:p text:style-name="P3"><text:span text:style-name="T1">Superposable</text:span> — fonctionne à la fois comme un raccourci rapide ou une narration développée</text:p>
        </text:list-item>
        <text:list-item>
          <text:p text:style-name="P3"><text:span text:style-name="T1">Recherchable</text:span> — les balises et les codes facilitent le suivi des PNJ, des événements et des lieux</text:p>
        </text:list-item>
        <text:list-item>
          <text:p text:style-name="P3"><text:span text:style-name="T1">Indépendante du format</text:span> — fonctionne dans des fichiers markdown numériques ou des carnets analogiques</text:p>
        </text:list-item>
      </text:list>
      <text:p text:style-name="First_20_paragraph">Les objectifs de la notation :</text:p>
      <text:list text:style-name="L4">
        <text:list-item>
          <text:p text:style-name="P4"><text:span text:style-name="T1">Rendre les rapports écrits par différentes personnes lisibles en un coup d’œil :</text:span> les symboles standards facilitent la lecture</text:p>
        </text:list-item>
        <text:list-item>
          <text:p text:style-name="P4"><text:span text:style-name="T1">Séparer la mécanique de la fiction :</text:span> les meilleurs rapports sont ceux qui mettent en évidence comment l’utilisation des règles et des oracles informe la fiction</text:p>
        </text:list-item>
        <text:list-item>
          <text:p text:style-name="P4"><text:span text:style-name="T1">Avoir un système modulaire et évolutif :</text:span> vous pouvez utiliser les symboles de base ou étendre la notation comme vous le souhaitez</text:p>
        </text:list-item>
        <text:list-item>
          <text:p text:style-name="P4"><text:span text:style-name="T1">Le rendre utile pour les notes numériques et analogiques</text:span></text:p>
        </text:list-item>
        <text:list-item>
          <text:p text:style-name="P4"><text:span text:style-name="T1">Conformité et extension de markdown pour un usage numérique</text:span></text:p>
        </text:list-item>
      </text:list>
      <text:h text:style-name="Heading_20_3" text:outline-level="3"><text:bookmark-start text:name="comment-utiliser-cette-notation"/>1.3 Comment utiliser cette notation<text:bookmark-end text:name="comment-utiliser-cette-notation"/></text:h>
      <text:p text:style-name="First_20_paragraph">Considérez ceci comme une <text:span text:style-name="T1">boîte à outils, pas un livre de règles</text:span>. Le système est entièrement modulaire : prenez ce qui fonctionne pour vous et laissez le reste.</text:p>
      <text:p text:style-name="Text_20_body">À la base, il n’y a que <text:span text:style-name="T1">cinq symboles</text:span> (voir <text:span text:style-name="T2">Section 3 : Notation de base</text:span>). Ils sont soigneusement choisis pour éviter les conflits avec le formatage markdown et les opérateurs de comparaison. C’est le langage minimal du jeu :</text:p>
      <text:list text:style-name="L5">
        <text:list-item>
          <text:p text:style-name="P5"><text:span text:style-name="Source_Text">@</text:span> pour les actions du joueur</text:p>
        </text:list-item>
        <text:list-item>
          <text:p text:style-name="P5"><text:span text:style-name="Source_Text">?</text:span> pour les questions à l’oracle</text:p>
        </text:list-item>
        <text:list-item>
          <text:p text:style-name="P5"><text:span text:style-name="Source_Text">d:</text:span> pour les jets de mécanique</text:p>
        </text:list-item>
        <text:list-item>
          <text:p text:style-name="P5"><text:span text:style-name="Source_Text">-&gt;</text:span> pour les résultats de l’oracle/des dés</text:p>
        </text:list-item>
        <text:list-item>
          <text:p text:style-name="P5"><text:span text:style-name="Source_Text">=&gt;</text:span> pour les conséquences</text:p>
        </text:list-item>
      </text:list>
      <text:p text:style-name="First_20_paragraph">C’est tout. <text:span text:style-name="T1">Tout le reste est optionnel.</text:span></text:p>
      <text:p text:style-name="Text_20_body">Les scènes, les en-têtes de campagne, les en-têtes de session, les fils conducteurs, les horloges, les extraits narratifs — ce sont tous des ajouts que vous pouvez faire quand ils servent votre jeu. Vous voulez suivre une longue campagne ? Ajoutez des en-têtes de campagne. Besoin de suivre des intrigues complexes ? Utilisez des balises de fil conducteur. Vous jouez un one-shot rapide ? Tenez-vous-en aux cinq symboles de base.</text:p>
      <text:p text:style-name="Text_20_body">Pensez-y comme des cercles concentriques :</text:p>
      <text:list text:style-name="L6">
        <text:list-item>
          <text:p text:style-name="P6"><text:span text:style-name="T1">Notation de base</text:span> (requise) : Actions, Résolutions, Conséquences</text:p>
        </text:list-item>
        <text:list-item>
          <text:p text:style-name="P6"><text:span text:style-name="T1">Couches optionnelles</text:span> (à ajouter au besoin) : Éléments persistants, Suivi de progression, Notes, etc.</text:p>
        </text:list-item>
        <text:list-item>
          <text:p text:style-name="P6"><text:span text:style-name="T1">Structure optionnelle</text:span> (pour l’organisation) : En-tête de campagne, En-tête de session, Scènes</text:p>
        </text:list-item>
      </text:list>
      <text:p text:style-name="First_20_paragraph"><text:span text:style-name="T1">Commencez petit.</text:span> Essayez la notation de base pour une scène. Si ça vous plaît, super — continuez. Si vous avez besoin de plus, ajoutez ce qui vous aide. Vos notes doivent servir votre jeu, pas l’inverse.</text:p>
      <text:h text:style-name="Heading_20_3" text:outline-level="3"><text:bookmark-start text:name="démarrage-rapide-votre-première-session"/>1.4 Démarrage rapide : Votre première session<text:bookmark-end text:name="démarrage-rapide-votre-première-session"/></text:h>
      <text:p text:style-name="First_20_paragraph">Jamais utilisé de notation auparavant ? Voici tout ce dont vous avez besoin :</text:p>
      <text:p text:style-name="P7">S1 *Votre scène de départ*</text:p>
      <text:p text:style-name="P8">@ Action que vous entreprenez</text:p>
      <text:p text:style-name="P9">d: votre résultat de jet -&gt; Succès ou Échec</text:p>
      <text:p text:style-name="P10">=&gt; Ce qui se passe en conséquence</text:p>
      <text:p text:style-name="P11"/>
      <text:p text:style-name="P12">? Question que vous posez à l'oracle</text:p>
      <text:p text:style-name="P13">-&gt; Réponse de l'oracle</text:p>
      <text:p text:style-name="P14">=&gt; Ce que cela signifie dans l'histoire</text:p>
      <text:p text:style-name="First_20_paragraph"><text:span text:style-name="T1">C’est tout !</text:span> Tout le reste est optionnel. Essayez ceci pour une scène et voyez ce que vous en pensez.</text:p>
      <text:h text:style-name="Heading_20_4" text:outline-level="4"><text:bookmark-start text:name="exemple-de-démarrage-rapide"/>Exemple de démarrage rapide<text:bookmark-end text:name="exemple-de-démarrage-rapide"/></text:h>
      <text:p text:style-name="P15">S1 *Ruelle sombre, minuit*</text:p>
      <text:p text:style-name="P16">@ Se faufiler devant le garde</text:p>
      <text:p text:style-name="P17">d: Discrétion 4 vs ND 5 -&gt; Échec</text:p>
      <text:p text:style-name="P18">=&gt; Je donne un coup de pied dans une bouteille. Le garde se retourne !</text:p>
      <text:p text:style-name="P19"/>
      <text:p text:style-name="P20">? Me voit-il clairement ?</text:p>
      <text:p text:style-name="P21">-&gt; Non, mais...</text:p>
      <text:p text:style-name="P22">=&gt; Il est méfiant, commence à marcher vers le bruit</text:p>
      <text:h text:style-name="Heading_20_3" text:outline-level="3"><text:bookmark-start text:name="migration-depuis-solo-ttrpg-notation-v2.0"/>1.5 Migration depuis Solo TTRPG Notation v2.0<text:bookmark-end text:name="migration-depuis-solo-ttrpg-notation-v2.0"/></text:h>
      <text:p text:style-name="First_20_paragraph">Si vous utilisez déjà Solo TTRPG Notation v2.0, bienvenue ! Lonelog est une évolution de ce système avec des symboles clarifiés pour une meilleure cohérence.</text:p>
      <text:p text:style-name="Text_20_body"><text:span text:style-name="T1">Ce qui a changé :</text:span></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Symbole v2.0</text:p>
            </table:table-cell>
            <table:table-cell table:style-name="TableHeaderRowCell" office:value-type="string">
              <text:p text:style-name="Table_20_Heading">Symbole Lonelog</text:p>
            </table:table-cell>
            <table:table-cell table:style-name="TableHeaderRowCell" office:value-type="string">
              <text:p text:style-name="Table_20_Heading">Pourquoi le changement</text:p>
            </table:table-cell>
          </table:table-row>
        </table:table-header-rows>
        <table:table-row>
          <table:table-cell table:style-name="TableRowCell" office:value-type="string">
            <text:p text:style-name="Table_20_Contents"><text:span text:style-name="Source_Text">&gt;</text:span></text:p>
          </table:table-cell>
          <table:table-cell table:style-name="TableRowCell" office:value-type="string">
            <text:p text:style-name="Table_20_Contents"><text:span text:style-name="Source_Text">@</text:span></text:p>
          </table:table-cell>
          <table:table-cell table:style-name="TableRowCell" office:value-type="string">
            <text:p text:style-name="Table_20_Contents">Évite le conflit avec les citations en bloc de Markdown</text:p>
          </table:table-cell>
        </table:table-row>
        <table:table-row>
          <table:table-cell table:style-name="TableRowCell" office:value-type="string">
            <text:p text:style-name="Table_20_Contents"><text:span text:style-name="Source_Text">-&gt;</text:span> (oracle uniquement)</text:p>
          </table:table-cell>
          <table:table-cell table:style-name="TableRowCell" office:value-type="string">
            <text:p text:style-name="Table_20_Contents"><text:span text:style-name="Source_Text">-&gt;</text:span> (toutes les résolutions)</text:p>
          </table:table-cell>
          <table:table-cell table:style-name="TableRowCell" office:value-type="string">
            <text:p text:style-name="Table_20_Contents">Maintenant unifié pour les résultats des dés ET de l’oracle</text:p>
          </table:table-cell>
        </table:table-row>
        <table:table-row>
          <table:table-cell table:style-name="TableRowCell" office:value-type="string">
            <text:p text:style-name="Table_20_Contents"><text:span text:style-name="Source_Text">=&gt;</text:span> (surchargé)</text:p>
          </table:table-cell>
          <table:table-cell table:style-name="TableRowCell" office:value-type="string">
            <text:p text:style-name="Table_20_Contents"><text:span text:style-name="Source_Text">=&gt;</text:span> (conséquences uniquement)</text:p>
          </table:table-cell>
          <table:table-cell table:style-name="TableRowCell" office:value-type="string">
            <text:p text:style-name="Table_20_Contents">Clarifié — ne sert plus de résultat de dé</text:p>
          </table:table-cell>
        </table:table-row>
      </table:table>
      <text:p text:style-name="First_20_paragraph"><text:span text:style-name="T1">Clarification clé :</text:span> Dans la v2.0, <text:span text:style-name="Source_Text">=&gt;</text:span> était utilisé de manière confuse pour les résultats des dés et les conséquences. Lonelog clarifie cela en utilisant <text:span text:style-name="Source_Text">-&gt;</text:span> pour TOUTES les résolutions (dés et oracle), réservant <text:span text:style-name="Source_Text">=&gt;</text:span> exclusivement aux conséquences.</text:p>
      <text:h text:style-name="Heading_20_4" text:outline-level="4"><text:bookmark-start text:name="vos-anciens-journaux-sont-toujours-valides"/>Vos anciens journaux sont toujours valides<text:bookmark-end text:name="vos-anciens-journaux-sont-toujours-valides"/></text:h>
      <text:p text:style-name="First_20_paragraph">La structure et la philosophie restent identiques. Vos journaux existants sont parfaitement lisibles — vous n’avez pas besoin de les convertir à moins de vouloir une cohérence dans toute votre campagne.</text:p>
      <text:h text:style-name="Heading_20_4" text:outline-level="4"><text:bookmark-start text:name="conversion"/>Conversion<text:bookmark-end text:name="conversion"/></text:h>
      <text:p text:style-name="First_20_paragraph">Si vous préférez une conversion manuelle, utilisez rechercher &amp; remplacer dans votre éditeur de texte :</text:p>
      <text:list text:style-name="L7">
        <text:list-item>
          <text:p text:style-name="P23">Trouver : <text:span text:style-name="Source_Text">&gt;</text:span> (en début de ligne) → Remplacer : <text:span text:style-name="Source_Text">@</text:span></text:p>
        </text:list-item>
        <text:list-item>
          <text:p text:style-name="P23">Les symboles <text:span text:style-name="Source_Text">-&gt;</text:span> et <text:span text:style-name="Source_Text">=&gt;</text:span> sont conservés mais avec une utilisation clarifiée.</text:p>
        </text:list-item>
      </text:list>
      <text:h text:style-name="Heading_20_2" text:outline-level="2"><text:bookmark-start text:name="formats-numérique-vs-analogique"/>2. Formats numérique vs analogique<text:bookmark-end text:name="formats-numérique-vs-analogique"/></text:h>
      <text:p text:style-name="First_20_paragraph">Cette notation fonctionne à la fois dans des <text:span text:style-name="T1">fichiers markdown numériques et des carnets analogiques</text:span>. Choisissez le format qui convient à votre style de jeu.</text:p>
      <text:h text:style-name="Heading_20_3" text:outline-level="3"><text:bookmark-start text:name="format-numérique-markdown"/>2.1 Format numérique (Markdown)<text:bookmark-end text:name="format-numérique-markdown"/></text:h>
      <text:p text:style-name="First_20_paragraph">Dans les fichiers markdown numériques :</text:p>
      <text:list text:style-name="L8">
        <text:list-item>
          <text:p text:style-name="P24"><text:span text:style-name="T1">Métadonnées de la campagne</text:span> → YAML front matter (en haut du fichier)</text:p>
        </text:list-item>
        <text:list-item>
          <text:p text:style-name="P24"><text:span text:style-name="T1">Titre de la campagne</text:span> → Titre de niveau 1</text:p>
        </text:list-item>
        <text:list-item>
          <text:p text:style-name="P24"><text:span text:style-name="T1">Sessions</text:span> → Titres de niveau 2 (<text:span text:style-name="Source_Text">## Session 1</text:span>)</text:p>
        </text:list-item>
        <text:list-item>
          <text:p text:style-name="P24"><text:span text:style-name="T1">Scènes</text:span> → Titres de niveau 3 (<text:span text:style-name="Source_Text">### S1</text:span>)</text:p>
        </text:list-item>
        <text:list-item>
          <text:p text:style-name="P24"><text:span text:style-name="T1">Notation de base et suivi</text:span> → Blocs de code pour faciliter la copie/l’analyse</text:p>
        </text:list-item>
        <text:list-item>
          <text:p text:style-name="P24"><text:span text:style-name="T1">Narration</text:span> → Prose normale entre les blocs de code</text:p>
        </text:list-item>
      </text:list>
      <text:p text:style-name="P25"><text:span text:style-name="T1">Note :</text:span> Enveloppez toujours la notation dans des blocs de code (<text:span text:style-name="Source_Text">```</text:span>) lorsque vous utilisez le markdown numérique. Cela évite les conflits avec la syntaxe Markdown et garantit que les symboles comme <text:span text:style-name="Source_Text">=&gt;</text:span> s’affichent correctement. Certaines extensions Markdown (Mermaid, plugins Obsidian) peuvent interpréter <text:span text:style-name="Source_Text">=&gt;</text:span> en dehors des blocs de code.</text:p>
      <text:h text:style-name="Heading_20_3" text:outline-level="3"><text:bookmark-start text:name="format-analogique-carnet"/>2.2 Format analogique (Carnet)<text:bookmark-end text:name="format-analogique-carnet"/></text:h>
      <text:p text:style-name="First_20_paragraph">Dans les carnets papier :</text:p>
      <text:list text:style-name="L9">
        <text:list-item>
          <text:p text:style-name="P26">Écrivez les en-têtes et les métadonnées directement comme indiqué</text:p>
        </text:list-item>
        <text:list-item>
          <text:p text:style-name="P26">La notation de base fonctionne de manière identique mais sans les clôtures de code</text:p>
        </text:list-item>
        <text:list-item>
          <text:p text:style-name="P26">Utilisez les mêmes symboles et la même structure</text:p>
        </text:list-item>
        <text:list-item>
          <text:p text:style-name="P26">Les crochets et les balises aident à parcourir les pages papier</text:p>
        </text:list-item>
      </text:list>
      <text:h text:style-name="Heading_20_3" text:outline-level="3"><text:bookmark-start text:name="exemples-de-format"/>2.3 Exemples de format<text:bookmark-end text:name="exemples-de-format"/></text:h>
      <text:h text:style-name="Heading_20_4" text:outline-level="4"><text:bookmark-start text:name="markdown-numérique"/>Markdown numérique<text:bookmark-end text:name="markdown-numérique"/></text:h>
      <text:p text:style-name="Preformatted_20_Text">
<text:span text:style-name="FunctionTok">## Session 1</text:span>
</text:p>
      <text:p text:style-name="Preformatted_20_Text">
<text:span text:style-name="NormalTok">*Date : 2025-09-03 | Durée : 1h30 | Scènes : S1-S2*</text:span>
</text:p>
      <text:p text:style-name="Preformatted_20_Text">
</text:p>
      <text:p text:style-name="Preformatted_20_Text">
<text:span text:style-name="FunctionTok">### S1 *Bibliothèque de l'école après les cours*</text:span>
</text:p>
      <text:p text:style-name="Preformatted_20_Text">
</text:p>
      <text:p text:style-name="Preformatted_20_Text">
<text:span text:style-name="InformationTok">```</text:span>
</text:p>
      <text:p text:style-name="Preformatted_20_Text">
<text:span text:style-name="InformationTok">@ Se faufiler à l'intérieur pour vérifier les archives</text:span>
</text:p>
      <text:p text:style-name="Preformatted_20_Text">
<text:span text:style-name="InformationTok">d: Discrétion d6=5 vs ND 4 -&gt; Succès</text:span>
</text:p>
      <text:p text:style-name="Preformatted_20_Text">
<text:span text:style-name="InformationTok">=&gt; Je me glisse à l'intérieur sans être remarqué. [L:Bibliothèque|sombre|calme]</text:span>
</text:p>
      <text:p text:style-name="Preformatted_20_Text">
<text:span text:style-name="InformationTok">```</text:span>
</text:p>
      <text:h text:style-name="Heading_20_4" text:outline-level="4"><text:bookmark-start text:name="carnet-analogique"/>Carnet analogique<text:bookmark-end text:name="carnet-analogique"/></text:h>
      <text:p text:style-name="P27">=== Session 1 ===</text:p>
      <text:p text:style-name="P28">Date : 2025-09-03</text:p>
      <text:p text:style-name="P29">Durée : 1h30</text:p>
      <text:p text:style-name="P30">Scènes : S1-S2</text:p>
      <text:p text:style-name="P31"/>
      <text:p text:style-name="P32">S1 *Bibliothèque de l'école après les cours*</text:p>
      <text:p text:style-name="P33"/>
      <text:p text:style-name="P34">@ Se faufiler à l'intérieur pour vérifier les archives</text:p>
      <text:p text:style-name="P35">d: Discrétion d6=5 vs ND 4 -&gt; Succès</text:p>
      <text:p text:style-name="P36">=&gt; Je me glisse à l'intérieur sans être remarqué. [L:Bibliothèque|sombre|calme]</text:p>
      <text:p text:style-name="First_20_paragraph">Les deux formats utilisent une notation identique — seul l’emballage diffère.</text:p>
      <text:h text:style-name="Heading_20_2" text:outline-level="2"><text:bookmark-start text:name="notation-de-base"/>3. Notation de base<text:bookmark-end text:name="notation-de-base"/></text:h>
      <text:p text:style-name="First_20_paragraph">C’est le cœur du système — les symboles que vous utiliserez dans presque chaque scène. Tout le reste dans ce document est optionnel, mais ces éléments de base sont ce qui fait fonctionner la notation.</text:p>
      <text:p text:style-name="Text_20_body">Il n’y a que cinq symboles à retenir, et ils reflètent le flux naturel du jeu en solo : vous entreprenez une action ou posez une question, vous la résolvez avec la mécanique ou un oracle, puis vous enregistrez ce qui se passe en conséquence.</text:p>
      <text:p text:style-name="Text_20_body">Détaillons cela.</text:p>
      <text:h text:style-name="Heading_20_3" text:outline-level="3"><text:bookmark-start text:name="actions"/>3.1 Actions<text:bookmark-end text:name="actions"/></text:h>
      <text:p text:style-name="First_20_paragraph">En jeu solo, l’incertitude provient de deux sources distinctes : <text:span text:style-name="T1">vous ne savez pas si votre personnage peut faire quelque chose</text:span> (c’est la mécanique), ou <text:span text:style-name="T1">vous ne savez pas ce que fait le monde</text:span> (c’est l’oracle).</text:p>
      <text:p text:style-name="Text_20_body">Cette distinction est fondamentale. Lorsque vous balancez une épée, vous utilisez la mécanique pour voir si vous touchez. Lorsque vous vous demandez si des gardes sont à proximité, vous demandez à l’oracle. Les deux créent de l’incertitude, mais ils sont résolus différemment.</text:p>
      <text:p text:style-name="Text_20_body">La notation reflète cela avec deux symboles différents — un pour chaque type d’action.</text:p>
      <text:p text:style-name="Text_20_body">Le symbole <text:span text:style-name="Source_Text">@</text:span> vous représente, le joueur, agissant dans le monde du jeu. Pensez-y comme “à ce moment, je…”. Il est visuellement distinct des opérateurs de comparaison, rendant vos journaux plus clairs et évitant la confusion lors de l’enregistrement des jets de dés.</text:p>
      <text:p text:style-name="Text_20_body"><text:span text:style-name="T1">Actions orientées joueur (mécanique) :</text:span></text:p>
      <text:p text:style-name="P37">@ Crocheter la serrure</text:p>
      <text:p text:style-name="P38">@ Attaquer le garde</text:p>
      <text:p text:style-name="P39">@ Convaincre le marchand</text:p>
      <text:p text:style-name="First_20_paragraph"><text:span text:style-name="T1">Questions sur le monde / MJ (oracle) :</text:span></text:p>
      <text:p text:style-name="P40">? Y a-t-il quelqu'un à l'intérieur ?</text:p>
      <text:p text:style-name="P41">? La corde tient-elle ?</text:p>
      <text:p text:style-name="P42">? Le marchand est-il honnête ?</text:p>
      <text:h text:style-name="Heading_20_3" text:outline-level="3"><text:bookmark-start text:name="résolutions"/>3.2 Résolutions<text:bookmark-end text:name="résolutions"/></text:h>
      <text:p text:style-name="First_20_paragraph">Une fois que vous avez déclaré une action (<text:span text:style-name="Source_Text">@</text:span>) ou posé une question (<text:span text:style-name="Source_Text">?</text:span>), vous devez résoudre l’incertitude. C’est là que le système de jeu ou l’oracle vous donne une réponse.</text:p>
      <text:p text:style-name="Text_20_body">Il existe deux types de résolutions : la <text:span text:style-name="T1">mécanique</text:span> (lorsque vous lancez des dés ou appliquez des règles) et les <text:span text:style-name="T1">réponses de l’oracle</text:span> (lorsque vous posez une question au monde du jeu).</text:p>
      <text:h text:style-name="Heading_20_4" text:outline-level="4"><text:bookmark-start text:name="jets-de-mécanique"/>3.2.1 Jets de mécanique<text:bookmark-end text:name="jets-de-mécanique"/></text:h>
      <text:p text:style-name="First_20_paragraph">Format :</text:p>
      <text:p text:style-name="P43">d: [jet ou règle] -&gt; résultat</text:p>
      <text:p text:style-name="First_20_paragraph">Le préfixe <text:span text:style-name="Source_Text">d:</text:span> indique une résolution par jet de mécanique ou par règle. Incluez toujours le résultat (Succès/Échec ou résultat narratif).</text:p>
      <text:h text:style-name="Heading_20_4" text:outline-level="4"><text:bookmark-start text:name="exemples"/>Exemples<text:bookmark-end text:name="exemples"/></text:h>
      <text:p text:style-name="P44">d: d20+Crochetage=17 vs DC 15 -&gt; Succès</text:p>
      <text:p text:style-name="P45">d: 2d6=8 vs ND 7 -&gt; Succès</text:p>
      <text:p text:style-name="P46">d: Pirater le terminal (dépenser 1 Équipement) -&gt; Succès</text:p>
      <text:h text:style-name="Heading_20_4" text:outline-level="4"><text:bookmark-start text:name="raccourci-de-comparaison"/>Raccourci de comparaison<text:bookmark-end text:name="raccourci-de-comparaison"/></text:h>
      <text:p text:style-name="First_20_paragraph">Lors de la comparaison des jets à des nombres cibles, vous pouvez utiliser des opérateurs de comparaison :</text:p>
      <text:p text:style-name="P47">d: 5 vs ND 4 -&gt; Succès (format standard)</text:p>
      <text:p text:style-name="P48">d: 5≥4 -&gt; S (raccourci : ≥ signifie atteint/dépasse le ND)</text:p>
      <text:p text:style-name="P49">d: 2≤4 -&gt; F (raccourci : ≤ signifie n'atteint pas le ND)</text:p>
      <text:p text:style-name="First_20_paragraph"><text:span text:style-name="T1">Note :</text:span> Les opérateurs de comparaison <text:span text:style-name="Source_Text">≥</text:span> et <text:span text:style-name="Source_Text">≤</text:span> fonctionnent de manière transparente avec la notation lonelog, sans conflit de symboles. Vous pouvez également utiliser <text:span text:style-name="Source_Text">&gt;=</text:span> et <text:span text:style-name="Source_Text">&lt;=</text:span>.</text:p>
      <text:p text:style-name="Text_20_body">Ajoutez les lettres <text:span text:style-name="Source_Text">S</text:span> (Succès) ou <text:span text:style-name="Source_Text">F</text:span> (Échec) si vous voulez des indicateurs explicites :</text:p>
      <text:p text:style-name="P50">d: 2≤4 F</text:p>
      <text:p text:style-name="P51">d: 5≥4 S</text:p>
      <text:h text:style-name="Heading_20_4" text:outline-level="4"><text:bookmark-start text:name="résultats-de-loracle-et-des-dés"/>3.2.2 Résultats de l’oracle et des dés<text:bookmark-end text:name="résultats-de-loracle-et-des-dés"/></text:h>
      <text:p text:style-name="First_20_paragraph">Le symbole <text:span text:style-name="Source_Text">-&gt;</text:span> représente une résolution définitive — une déclaration de résultat. La flèche montre visuellement “ceci mène au résultat”, qu’il soit déterminé par la mécanique des dés ou la réponse de l’oracle.</text:p>
      <text:p text:style-name="Text_20_body"><text:span text:style-name="T1">Format :</text:span></text:p>
      <text:p text:style-name="P52">-&gt; [résultat] (référence de jet optionnelle)</text:p>
      <text:p text:style-name="First_20_paragraph">Le préfixe <text:span text:style-name="Source_Text">-&gt;</text:span> indique tout résultat de résolution — mécanique ou oracle.</text:p>
      <text:h text:style-name="Heading_20_4" text:outline-level="4"><text:bookmark-start text:name="résultats-de-la-mécanique-des-dés"/>Résultats de la mécanique des dés<text:bookmark-end text:name="résultats-de-la-mécanique-des-dés"/></text:h>
      <text:p text:style-name="First_20_paragraph">Pour les jets de mécanique, <text:span text:style-name="Source_Text">-&gt;</text:span> déclare le Succès ou l’Échec :</text:p>
      <text:p text:style-name="P53">d: Discrétion d6=5 vs ND 4 -&gt; Succès</text:p>
      <text:p text:style-name="P54">d: Crochetage d20=8 vs DC 15 -&gt; Échec</text:p>
      <text:p text:style-name="P55">d: Attaque 2d6=7 vs ND 7 -&gt; Succès</text:p>
      <text:p text:style-name="P56">d: Piratage d10=3 -&gt; Succès Partiel</text:p>
      <text:h text:style-name="Heading_20_4" text:outline-level="4"><text:bookmark-start text:name="réponses-de-loracle"/>Réponses de l’oracle<text:bookmark-end text:name="réponses-de-loracle"/></text:h>
      <text:p text:style-name="First_20_paragraph">Pour les questions à l’oracle, <text:span text:style-name="Source_Text">-&gt;</text:span> déclare ce que le monde révèle :</text:p>
      <text:p text:style-name="P57">-&gt; Oui (d6=6)</text:p>
      <text:p text:style-name="P58">-&gt; Non, mais... (d6=3)</text:p>
      <text:p text:style-name="P59">-&gt; Oui, et... (d6=5)</text:p>
      <text:p text:style-name="P60">-&gt; Non, et... (d6=1)</text:p>
      <text:h text:style-name="Heading_20_4" text:outline-level="4"><text:bookmark-start text:name="formats-doracle-courants"/>Formats d’oracle courants<text:bookmark-end text:name="formats-doracle-courants"/></text:h>
      <text:list text:style-name="L10">
        <text:list-item>
          <text:p text:style-name="P61"><text:span text:style-name="T1">Oracles Oui/Non :</text:span> <text:span text:style-name="Source_Text">-&gt; Oui</text:span>, <text:span text:style-name="Source_Text">-&gt; Non</text:span></text:p>
        </text:list-item>
        <text:list-item>
          <text:p text:style-name="P61"><text:span text:style-name="T1">Oui/Non avec modificateurs :</text:span> <text:span text:style-name="Source_Text">-&gt; Oui, mais...</text:span>, <text:span text:style-name="Source_Text">-&gt; Non, et...</text:span></text:p>
        </text:list-item>
        <text:list-item>
          <text:p text:style-name="P61"><text:span text:style-name="T1">Résultats gradués :</text:span> <text:span text:style-name="Source_Text">-&gt; Oui franc</text:span>, <text:span text:style-name="Source_Text">-&gt; Non faible</text:span></text:p>
        </text:list-item>
        <text:list-item>
          <text:p text:style-name="P61"><text:span text:style-name="T1">Résultats personnalisés :</text:span> <text:span text:style-name="Source_Text">-&gt; Partiellement</text:span>, <text:span text:style-name="Source_Text">-&gt; Avec un coût</text:span></text:p>
        </text:list-item>
      </text:list>
      <text:h text:style-name="Heading_20_4" text:outline-level="4"><text:bookmark-start text:name="pourquoi-une-syntaxe-unifiée"/>Pourquoi une syntaxe unifiée ?<text:bookmark-end text:name="pourquoi-une-syntaxe-unifiée"/></text:h>
      <text:p text:style-name="First_20_paragraph">La mécanique et les oracles résolvent tous deux l’incertitude. Utiliser <text:span text:style-name="Source_Text">-&gt;</text:span> pour les deux crée de la cohérence — chaque résolution reçoit la même déclaration, ce qui rend votre journal plus facile à parcourir et à analyser. Que vous ayez lancé des dés ou demandé à l’oracle, <text:span text:style-name="Source_Text">-&gt;</text:span> marque le moment où l’incertitude devient certitude.</text:p>
      <text:h text:style-name="Heading_20_3" text:outline-level="3"><text:bookmark-start text:name="conséquences"/>3.3 Conséquences<text:bookmark-end text:name="conséquences"/></text:h>
      <text:p text:style-name="First_20_paragraph">Enregistrez le résultat narratif après les jets en utilisant <text:span text:style-name="Source_Text">=&gt;</text:span>. Le symbole montre les conséquences découlant des actions et des résolutions. La double flèche visualise comment les événements se répercutent dans votre histoire.</text:p>
      <text:p text:style-name="P62">=&gt; La porte grince en s'ouvrant, mais le bruit résonne dans le couloir.</text:p>
      <text:p text:style-name="P63">=&gt; Le garde me repère et donne l'alarme.</text:p>
      <text:p text:style-name="P64">=&gt; Je trouve un journal intime caché avec un indice crucial.</text:p>
      <text:h text:style-name="Heading_20_4" text:outline-level="4"><text:bookmark-start text:name="conséquences-multiples"/>Conséquences multiples<text:bookmark-end text:name="conséquences-multiples"/></text:h>
      <text:p text:style-name="First_20_paragraph">Vous pouvez enchaîner plusieurs lignes de conséquences pour des effets en cascade :</text:p>
      <text:p text:style-name="P65">d: Crochetage 5≥4 -&gt; Succès</text:p>
      <text:p text:style-name="P66">=&gt; La porte s'ouvre</text:p>
      <text:p text:style-name="P67">=&gt; Mais les gonds grincent bruyamment</text:p>
      <text:p text:style-name="P68">=&gt; [E:HorlogeAlerte 1/6]</text:p>
      <text:h text:style-name="Heading_20_3" text:outline-level="3"><text:bookmark-start text:name="séquences-daction-complètes"/>3.4 Séquences d’action complètes<text:bookmark-end text:name="séquences-daction-complètes"/></text:h>
      <text:p text:style-name="First_20_paragraph">Voici comment les éléments de base se combinent :</text:p>
      <text:h text:style-name="Heading_20_4" text:outline-level="4"><text:bookmark-start text:name="séquence-axée-sur-la-mécanique"/>Séquence axée sur la mécanique<text:bookmark-end text:name="séquence-axée-sur-la-mécanique"/></text:h>
      <text:p text:style-name="P69">@ Crocheter la serrure</text:p>
      <text:p text:style-name="P70">d: d20+Crochetage=17 vs DC 15 -&gt; Succès</text:p>
      <text:p text:style-name="P71">=&gt; La porte grince en s'ouvrant, mais le bruit résonne dans le couloir.</text:p>
      <text:h text:style-name="Heading_20_4" text:outline-level="4"><text:bookmark-start text:name="séquence-axée-sur-loracle"/>Séquence axée sur l’oracle<text:bookmark-end text:name="séquence-axée-sur-loracle"/></text:h>
      <text:p text:style-name="P72">? Y a-t-il quelqu'un à l'intérieur ?</text:p>
      <text:p text:style-name="P73">-&gt; Oui, mais... (d6=4)</text:p>
      <text:p text:style-name="P74">=&gt; Quelqu'un est là, mais il est distrait.</text:p>
      <text:h text:style-name="Heading_20_4" text:outline-level="4"><text:bookmark-start text:name="séquence-combinée"/>Séquence combinée<text:bookmark-end text:name="séquence-combinée"/></text:h>
      <text:p text:style-name="P75">@ Se faufiler devant les gardes</text:p>
      <text:p text:style-name="P76">d: Discrétion 2≤4 -&gt; Échec</text:p>
      <text:p text:style-name="P77">=&gt; Mon pied heurte un tonneau. [E:HorlogeAlerte 2/6]</text:p>
      <text:p text:style-name="P78"/>
      <text:p text:style-name="P79">? Me voient-ils ?</text:p>
      <text:p text:style-name="P80">-&gt; Non, mais... (d6=3)</text:p>
      <text:p text:style-name="P81">=&gt; Distraits, mais un garde s'attarde. [N:Garde|vigilant]</text:p>
      <text:h text:style-name="Heading_20_2" text:outline-level="2"><text:bookmark-start text:name="couches-optionnelles"/>4. Couches optionnelles<text:bookmark-end text:name="couches-optionnelles"/></text:h>
      <text:p text:style-name="First_20_paragraph">Vous avez les bases — actions, jets et conséquences. C’est suffisant pour un jeu simple. Mais les campagnes plus longues nécessitent souvent plus : des PNJ qui réapparaissent, des fils d’intrigue qui se tissent à travers les sessions, une progression qui s’accumule avec le temps.</text:p>
      <text:p text:style-name="Text_20_body">Cette section couvre les <text:span text:style-name="T1">éléments de suivi</text:span> qui vous aident à gérer la complexité. Ils sont tous optionnels. Si vous jouez un mystère en une seule session, vous n’aurez peut-être besoin de rien de tout cela. Si vous menez une campagne tentaculaire avec des dizaines de PNJ et de multiples fils d’intrigue, vous voudrez probablement la plupart de ces éléments.</text:p>
      <text:p text:style-name="Text_20_body">Choisissez ce dont votre campagne a besoin.</text:p>
      <text:h text:style-name="Heading_20_3" text:outline-level="3"><text:bookmark-start text:name="éléments-persistants"/>4.1 Éléments persistants<text:bookmark-end text:name="éléments-persistants"/></text:h>
      <text:p text:style-name="First_20_paragraph">Au fur et à mesure que votre campagne se développe, certaines choses restent : les PNJ qui réapparaissent, les lieux où vous retournez, les menaces en cours, les questions de l’histoire qui s’étendent sur plusieurs sessions. Ce sont vos <text:span text:style-name="T1">éléments persistants</text:span>.</text:p>
      <text:p text:style-name="Text_20_body">Les balises vous permettent de les suivre de manière cohérente à travers les scènes et les sessions. Le format est simple : des crochets, un préfixe de type, un nom et des détails facultatifs. Comme ceci : <text:span text:style-name="Source_Text">[N:Jonah|amical|blessé]</text:span>.</text:p>
      <text:p text:style-name="Text_20_body"><text:span text:style-name="T1">Pourquoi utiliser des balises ?</text:span></text:p>
      <text:list text:style-name="L11">
        <text:list-item>
          <text:p text:style-name="P82"><text:span text:style-name="T1">Recherche facile</text:span> : Trouvez chaque scène où Jonah apparaît</text:p>
        </text:list-item>
        <text:list-item>
          <text:p text:style-name="P82"><text:span text:style-name="T1">Cohérence</text:span> : Référencez les PNJ de la même manière à chaque fois</text:p>
        </text:list-item>
        <text:list-item>
          <text:p text:style-name="P82"><text:span text:style-name="T1">Suivi de statut</text:span> : Voyez comment les éléments changent au fil du temps</text:p>
        </text:list-item>
        <text:list-item>
          <text:p text:style-name="P82"><text:span text:style-name="T1">Aide-mémoire</text:span> : Rappelez-vous des détails des semaines plus tard</text:p>
        </text:list-item>
      </text:list>
      <text:p text:style-name="First_20_paragraph">Vous n’avez pas besoin de tout baliser — seulement ce qui compte pour votre campagne. Un marchand aléatoire que vous ne reverrez jamais ? Appelez-le simplement “le marchand” en prose. Un méchant récurrent ? Balisez-le absolument.</text:p>
      <text:p text:style-name="Text_20_body">Voici les principaux types d’éléments persistants que vous pourriez suivre :</text:p>
      <text:h text:style-name="Heading_20_4" text:outline-level="4"><text:bookmark-start text:name="pnj-personnages-non-joueurs"/>4.1.1 PNJ (Personnages Non-Joueurs)<text:bookmark-end text:name="pnj-personnages-non-joueurs"/></text:h>
      <text:p text:style-name="P83">[N:Jonah|amical|blessé]</text:p>
      <text:p text:style-name="P84">[N:Garde|vigilant|armé]</text:p>
      <text:p text:style-name="P85">[N:Marchand|méfiant]</text:p>
      <text:p text:style-name="First_20_paragraph"><text:span text:style-name="T1">Mise à jour des balises de PNJ :</text:span></text:p>
      <text:p text:style-name="Text_20_body">Lorsque le statut d’un PNJ change, vous pouvez soit :</text:p>
      <text:list text:style-name="L12">
        <text:list-item>
          <text:p text:style-name="P86">Redéclarer avec de nouvelles balises : <text:span text:style-name="Source_Text">[N:Jonah|capturé|blessé]</text:span></text:p>
        </text:list-item>
        <text:list-item>
          <text:p text:style-name="P86">Montrer juste le changement : <text:span text:style-name="Source_Text">[N:Jonah|capturé]</text:span> (suppose que les autres balises persistent)</text:p>
        </text:list-item>
        <text:list-item>
          <text:p text:style-name="P86">Utiliser des mises à jour explicites : <text:span text:style-name="Source_Text">[N:Jonah|amical→hostile]</text:span></text:p>
        </text:list-item>
        <text:list-item>
          <text:p text:style-name="P86">Ajouter <text:span text:style-name="Source_Text">+</text:span> ou <text:span text:style-name="Source_Text">-</text:span> : <text:span text:style-name="Source_Text">[N:Jonah|+capturé]</text:span> ou <text:span text:style-name="Source_Text">[N:Jonah|-blessé]</text:span></text:p>
        </text:list-item>
      </text:list>
      <text:p text:style-name="First_20_paragraph">Choisissez le style qui rend votre journal le plus clair.</text:p>
      <text:h text:style-name="Heading_20_4" text:outline-level="4"><text:bookmark-start text:name="lieux"/>4.1.2 Lieux<text:bookmark-end text:name="lieux"/></text:h>
      <text:p text:style-name="P87">[L:Phare|en ruine|orageux]</text:p>
      <text:p text:style-name="P88">[L:Bibliothèque|sombre|calme]</text:p>
      <text:p text:style-name="P89">[L:Taverne|bondée|bruyante]</text:p>
      <text:h text:style-name="Heading_20_4" text:outline-level="4"><text:bookmark-start text:name="événements-horloges"/>4.1.3 Événements &amp; Horloges<text:bookmark-end text:name="événements-horloges"/></text:h>
      <text:p text:style-name="P90">[E:ComplotCultiste 2/6]</text:p>
      <text:p text:style-name="P91">[E:HorlogeAlerte 3/4]</text:p>
      <text:p text:style-name="P92">[E:ProgressionRituel 0/8]</text:p>
      <text:p text:style-name="First_20_paragraph">Les événements suivent les éléments importants de l’intrigue. Le format <text:span text:style-name="Source_Text">X/Y</text:span> indique la progression actuelle/totale.</text:p>
      <text:h text:style-name="Heading_20_4" text:outline-level="4"><text:bookmark-start text:name="fils-conducteurs-de-lhistoire"/>4.1.4 Fils conducteurs de l’histoire<text:bookmark-end text:name="fils-conducteurs-de-lhistoire"/></text:h>
      <text:p text:style-name="P93">[Fil:Retrouver la sœur de Jonah|Ouvert]</text:p>
      <text:p text:style-name="P94">[Fil:Découvrir la conspiration|Ouvert]</text:p>
      <text:p text:style-name="P95">[Fil:S'échapper de la ville|Fermé]</text:p>
      <text:p text:style-name="First_20_paragraph">Les fils conducteurs suivent les questions ou objectifs majeurs de l’histoire. États courants :</text:p>
      <text:list text:style-name="L13">
        <text:list-item>
          <text:p text:style-name="P96"><text:span text:style-name="Source_Text">Ouvert</text:span> — fil actif</text:p>
        </text:list-item>
        <text:list-item>
          <text:p text:style-name="P96"><text:span text:style-name="Source_Text">Fermé</text:span> — fil résolu</text:p>
        </text:list-item>
        <text:list-item>
          <text:p text:style-name="P96"><text:span text:style-name="Source_Text">Abandonné</text:span> — fil abandonné</text:p>
        </text:list-item>
        <text:list-item>
          <text:p text:style-name="P96">États personnalisés autorisés (par ex., <text:span text:style-name="Source_Text">Urgent</text:span>, <text:span text:style-name="Source_Text">En arrière-plan</text:span>)</text:p>
        </text:list-item>
      </text:list>
      <text:h text:style-name="Heading_20_4" text:outline-level="4"><text:bookmark-start text:name="personnage-joueur"/>4.1.5 Personnage Joueur<text:bookmark-end text:name="personnage-joueur"/></text:h>
      <text:p text:style-name="P97">[PJ:Alex|PV 8|Stress 0|Équipement:Lampe de poche,Carnet]</text:p>
      <text:p text:style-name="P98">[PJ:Elara|PV 15|Munitions 3|Statut:Blessée]</text:p>
      <text:p text:style-name="First_20_paragraph"><text:span text:style-name="T1">Mise à jour des stats du PJ :</text:span></text:p>
      <text:p text:style-name="P99">[PJ:Alex|PV 8] (initial)</text:p>
      <text:p text:style-name="P100">[PJ:Alex|PV-2] (raccourci : a perdu 2 PV, maintenant à 6)</text:p>
      <text:p text:style-name="P101">[PJ:Alex|PV 6] (explicite : maintenant à 6 PV)</text:p>
      <text:p text:style-name="P102">[PJ:Alex|PV+3|Stress-1] (changements multiples)</text:p>
      <text:h text:style-name="Heading_20_4" text:outline-level="4"><text:bookmark-start text:name="balises-de-référence"/>4.1.6 Balises de référence<text:bookmark-end text:name="balises-de-référence"/></text:h>
      <text:p text:style-name="First_20_paragraph">Pour faire référence à un élément précédemment établi sans répéter les balises, utilisez le préfixe <text:span text:style-name="Source_Text">#</text:span> :</text:p>
      <text:p text:style-name="P103">[N:Jonah|amical|blessé] (première mention — établit l'élément)</text:p>
      <text:p text:style-name="P104"/>
      <text:p text:style-name="P105">... plus loin dans le journal ...</text:p>
      <text:p text:style-name="P106"/>
      <text:p text:style-name="P107">[#N:Jonah] (référence — suppose les balises d'avant)</text:p>
      <text:p text:style-name="First_20_paragraph">Le <text:span text:style-name="Source_Text">#</text:span> vous indique que cet élément a été défini plus tôt. Utilisez-le pour :</text:p>
      <text:list text:style-name="L14">
        <text:list-item>
          <text:p text:style-name="P108">Garder les mentions ultérieures concises</text:p>
        </text:list-item>
        <text:list-item>
          <text:p text:style-name="P108">Signaler aux lecteurs qu’ils doivent chercher le contexte plus haut</text:p>
        </text:list-item>
        <text:list-item>
          <text:p text:style-name="P108">Maintenir la capacité de recherche (l’ID “Jonah” apparaît toujours)</text:p>
        </text:list-item>
      </text:list>
      <text:p text:style-name="First_20_paragraph"><text:span text:style-name="T1">Quand utiliser les balises de référence :</text:span></text:p>
      <text:list text:style-name="L15">
        <text:list-item>
          <text:p text:style-name="P109">Première mention : Balise complète avec détails <text:span text:style-name="Source_Text">[N:Nom|balises]</text:span></text:p>
        </text:list-item>
        <text:list-item>
          <text:p text:style-name="P109">Mentions ultérieures dans la même scène : Optionnel, à votre jugement</text:p>
        </text:list-item>
        <text:list-item>
          <text:p text:style-name="P109">Mentions ultérieures dans des scènes/sessions différentes : Utilisez <text:span text:style-name="Source_Text">[#N:Nom]</text:span> pour signaler la référence</text:p>
        </text:list-item>
        <text:list-item>
          <text:p text:style-name="P109">Changements de statut : Laissez tomber le <text:span text:style-name="Source_Text">#</text:span> et montrez les nouvelles balises <text:span text:style-name="Source_Text">[N:Nom|nouvelles_balises]</text:span></text:p>
        </text:list-item>
      </text:list>
      <text:h text:style-name="Heading_20_3" text:outline-level="3"><text:bookmark-start text:name="suivi-de-la-progression"/>4.2 Suivi de la progression<text:bookmark-end text:name="suivi-de-la-progression"/></text:h>
      <text:p text:style-name="First_20_paragraph">Certaines choses dans votre campagne ne se produisent pas d’un coup — elles se construisent avec le temps. Le rituel prend douze étapes à compléter. La méfiance des gardes grandit à chaque bruit que vous faites. Votre plan d’évasion avance petit à petit. La réserve d’air diminue.</text:p>
      <text:p text:style-name="Text_20_body">Le suivi de la progression vous donne un moyen visuel de voir ces forces s’accumuler. Trois formats gèrent différents types de progression :</text:p>
      <text:p text:style-name="Text_20_body"><text:span text:style-name="T1">Horloges</text:span> (se remplissent jusqu’à l’achèvement) :</text:p>
      <text:p text:style-name="P110">[Horloge:Rituel 5/12]</text:p>
      <text:p text:style-name="P111">[Horloge:Méfiance 3/6]</text:p>
      <text:p text:style-name="First_20_paragraph"><text:span text:style-name="T1">Utiliser pour :</text:span> Menaces qui montent, sorts en préparation, danger qui s’accumule. Quand l’horloge est pleine, quelque chose se passe (généralement mauvais pour vous).</text:p>
      <text:p text:style-name="Text_20_body"><text:span text:style-name="T1">Pistes</text:span> (progression vers un objectif) :</text:p>
      <text:p text:style-name="P112">[Piste:Évasion 3/8]</text:p>
      <text:p text:style-name="P113">[Piste:Enquête 6/10]</text:p>
      <text:p text:style-name="First_20_paragraph"><text:span text:style-name="T1">Utiliser pour :</text:span> Votre progression sur des projets, l’avancement d’un voyage, des objectifs à long terme. Quand la piste est pleine, vous réussissez quelque chose.</text:p>
      <text:p text:style-name="Text_20_body"><text:span text:style-name="T1">Compteurs</text:span> (comptent à rebours jusqu’à zéro) :</text:p>
      <text:p text:style-name="P114">[Compteur:Aube 3]</text:p>
      <text:p text:style-name="P115">[Compteur:RéserveAir 5]</text:p>
      <text:p text:style-name="First_20_paragraph"><text:span text:style-name="T1">Utiliser pour :</text:span> Échéances qui approchent, ressources qui s’épuisent, pression temporelle. Quand il atteint zéro, le temps est écoulé.</text:p>
      <text:p text:style-name="Text_20_body"><text:span text:style-name="T1">La différence ?</text:span> Les horloges et les pistes augmentent toutes deux, mais les horloges sont des menaces (mauvaises quand elles sont pleines) et les pistes sont des progrès (bonnes quand elles sont pleines). Les compteurs diminuent et créent de l’urgence.</text:p>
      <text:p text:style-name="Text_20_body">Vous n’avez pas besoin de tout suivre numériquement. N’utilisez ces outils que lorsque l’accumulation est importante pour votre histoire et que vous voulez un moyen concret de la mesurer.</text:p>
      <text:h text:style-name="Heading_20_3" text:outline-level="3"><text:bookmark-start text:name="tables-aléatoires-générateurs"/>4.3 Tables aléatoires &amp; Générateurs<text:bookmark-end text:name="tables-aléatoires-générateurs"/></text:h>
      <text:p text:style-name="First_20_paragraph">Le jeu en solo se nourrit de la surprise. Parfois, vous lancez sur une table pour voir ce que vous trouvez, ou vous utilisez un générateur pour créer un PNJ à la volée. Lorsque vous le faites, il est utile d’enregistrer ce que vous avez lancé — à la fois pour la transparence et pour que vous puissiez recréer la logique plus tard.</text:p>
      <text:p text:style-name="Text_20_body"><text:span text:style-name="T1">Consultation simple d’une table :</text:span></text:p>
      <text:p text:style-name="P116">tbl: d100=42 -&gt; "Une épée brisée"</text:p>
      <text:p text:style-name="P117">tbl: d20=15 -&gt; "Le marchand est nerveux"</text:p>
      <text:p text:style-name="First_20_paragraph">Utilisez <text:span text:style-name="Source_Text">tbl:</text:span> lorsque vous piochez dans une table aléatoire simple — le genre où vous lancez une fois et obtenez un résultat.</text:p>
      <text:p text:style-name="Text_20_body"><text:span text:style-name="T1">Générateurs complexes :</text:span></text:p>
      <text:p text:style-name="P118">gen: Événement Mythic d100=78 + 11 -&gt; Action PNJ / Trahison</text:p>
      <text:p text:style-name="P119">gen: PNJ Stars Without Number d8=3,d10=7 -&gt; Bourru/Pilote</text:p>
      <text:p text:style-name="First_20_paragraph">Utilisez <text:span text:style-name="Source_Text">gen:</text:span> lorsque vous utilisez un générateur à plusieurs étapes qui combine plusieurs lancers ou produit des résultats composés.</text:p>
      <text:p text:style-name="Text_20_body"><text:span text:style-name="T1">Intégration avec les questions à l’oracle :</text:span></text:p>
      <text:p text:style-name="P120">? Que trouve-je dans le coffre ?</text:p>
      <text:p text:style-name="P121">tbl: d100=42 -&gt; "Une épée brisée"</text:p>
      <text:p text:style-name="P122">=&gt; Une ancienne lame, brisée en deux, avec d'étranges runes sur la garde.</text:p>
      <text:p text:style-name="First_20_paragraph"><text:span text:style-name="T1">Pourquoi enregistrer les lancers ?</text:span> Trois raisons :</text:p>
      <text:list text:style-name="L16">
        <text:list-item>
          <text:p text:style-name="P123"><text:span text:style-name="T1">Transparence</text:span> : Si vous partagez le journal, les autres voient votre processus</text:p>
        </text:list-item>
        <text:list-item>
          <text:p text:style-name="P123"><text:span text:style-name="T1">Reproductibilité</text:span> : Vous pouvez retracer comment vous avez obtenu des résultats surprenants</text:p>
        </text:list-item>
        <text:list-item>
          <text:p text:style-name="P123"><text:span text:style-name="T1">Apprentissage</text:span> : Au fil du temps, vous voyez quelles tables vous utilisez le plus</text:p>
        </text:list-item>
      </text:list>
      <text:p text:style-name="First_20_paragraph">Cela dit, si vous jouez vite et sans chichis, vous pouvez sauter les détails du lancer et simplement enregistrer le résultat : <text:span text:style-name="Source_Text">=&gt; Je trouve une épée brisée [tbl]</text:span>. La partie importante est la fiction, pas les maths.</text:p>
      <text:h text:style-name="Heading_20_3" text:outline-level="3"><text:bookmark-start text:name="extraits-narratifs"/>4.4 Extraits narratifs<text:bookmark-end text:name="extraits-narratifs"/></text:h>
      <text:p text:style-name="First_20_paragraph">Voici un secret : <text:span text:style-name="T1">vous n’avez pas du tout besoin d’écrire de narration</text:span>. Le raccourci capture tout mécaniquement. Mais parfois, la fiction exige plus — un dialogue trop parfait pour ne pas être enregistré, une description qui plante le décor, un document que votre personnage trouve.</text:p>
      <text:p text:style-name="Text_20_body">C’est à cela que servent les extraits narratifs : les moments où le raccourci ne suffit pas.</text:p>
      <text:p text:style-name="Text_20_body"><text:span text:style-name="T1">Prose en ligne</text:span> (descriptions courtes) :</text:p>
      <text:p text:style-name="P124">=&gt; La pièce empeste le moisi et la pourriture. Des papiers sont éparpillés partout.</text:p>
      <text:p text:style-name="First_20_paragraph"><text:span text:style-name="T1">Utiliser pour :</text:span> Détails atmosphériques rapides, informations sensorielles, touches émotionnelles. Soyez bref — une phrase ou deux.</text:p>
      <text:p text:style-name="Text_20_body"><text:span text:style-name="T1">Dialogue</text:span> (conversations qui méritent d’être enregistrées) :</text:p>
      <text:p text:style-name="P125">N (Garde) : "Qui est là ?"</text:p>
      <text:p text:style-name="P126">PJ : "Restez calme... restez juste calme."</text:p>
      <text:p text:style-name="P127">N (Garde) : "Montrez-vous !"</text:p>
      <text:p text:style-name="P128">PJ : [chuchote] "Ça n'arrivera pas."</text:p>
      <text:p text:style-name="First_20_paragraph"><text:span text:style-name="T1">Utiliser pour :</text:span> Échanges mémorables, voix du personnage, conversations importantes. Vous n’avez pas besoin d’enregistrer chaque mot — juste les échanges qui comptent.</text:p>
      <text:p text:style-name="Text_20_body"><text:span text:style-name="T1">Longs blocs narratifs</text:span> (documents trouvés, descriptions importantes) :</text:p>
      <text:p text:style-name="P129">\---</text:p>
      <text:p text:style-name="P130">Le journal intime dit :</text:p>
      <text:p text:style-name="P131">"Jour 47 : Les marées n'obéissent plus à la lune. Les poissons ont cessé</text:p>
      <text:p text:style-name="P132">de venir. Le gardien du phare dit qu'il voit des lumières sous les vagues.</text:p>
      <text:p text:style-name="P133">Je crains pour notre santé mentale."</text:p>
      <text:p text:style-name="P134">---</text:p>
      <text:p text:style-name="First_20_paragraph"><text:span text:style-name="T1">Utiliser pour :</text:span> Documents du monde du jeu, longues descriptions, révélations clés. Les marqueurs <text:span text:style-name="Source_Text">\---</text:span> et <text:span text:style-name="Source_Text">---</text:span> le séparent de votre journal, indiquant clairement qu’il s’agit de contenu fictionnel. Les délimiteurs asymétriques évitent les conflits avec les règles horizontales de Markdown.</text:p>
      <text:p text:style-name="Text_20_body"><text:span text:style-name="T1">Quelle quantité de narration devriez-vous écrire ?</text:span> Seulement autant que cela vous sert. Si vous jouez pour vous-même et que le raccourci vous dit tout ce que vous devez vous rappeler, sautez la prose. Si vous partagez votre journal ou que vous aimez le processus d’écriture, ajoutez-en plus. Il n’y a pas de bonne quantité — juste ce qui rend votre journal utile et agréable pour vous.</text:p>
      <text:h text:style-name="Heading_20_3" text:outline-level="3"><text:bookmark-start text:name="notes-méta"/>4.5 Notes méta<text:bookmark-end text:name="notes-méta"/></text:h>
      <text:p text:style-name="First_20_paragraph">Parfois, vous avez besoin de sortir de la fiction et de vous laisser une note : un rappel sur une règle maison que vous testez, une réflexion sur la façon dont une scène a été ressentie, une question à revoir plus tard, ou une clarification sur votre interprétation d’une règle.</text:p>
      <text:p text:style-name="Text_20_body">C’est à cela que servent les notes méta — vos apartés hors personnage pour vous-même (ou pour les lecteurs, si vous partagez).</text:p>
      <text:p text:style-name="Text_20_body"><text:span text:style-name="T1">Format :</text:span> Utilisez des parenthèses pour signaler “ceci est méta, pas de la fiction” :</text:p>
      <text:p text:style-name="P135">(note : test de la règle alternative de discrétion où le bruit augmente l'horloge d'Alerte)</text:p>
      <text:p text:style-name="P136">(réflexion : cette scène était tendue ! le minuteur a vraiment fonctionné)</text:p>
      <text:p text:style-name="P137">(règle maison : donner un avantage sur un terrain familier)</text:p>
      <text:p text:style-name="P138">(rappel : revoir ce fil la prochaine session)</text:p>
      <text:p text:style-name="P139">(question : aurais-je dû faire un jet pour ça ? ça semblait évident)</text:p>
      <text:p text:style-name="First_20_paragraph"><text:span text:style-name="T1">Quand utiliser les notes méta :</text:span></text:p>
      <text:list text:style-name="L17">
        <text:list-item>
          <text:p text:style-name="P140"><text:span text:style-name="T1">Expériences</text:span> : Suivez les variantes de règles ou les règles maison que vous testez</text:p>
        </text:list-item>
        <text:list-item>
          <text:p text:style-name="P140"><text:span text:style-name="T1">Réflexion</text:span> : Capturez ce qui a fonctionné ou non émotionnellement</text:p>
        </text:list-item>
        <text:list-item>
          <text:p text:style-name="P140"><text:span text:style-name="T1">Rappels</text:span> : Marquez les choses à suivre plus tard</text:p>
        </text:list-item>
        <text:list-item>
          <text:p text:style-name="P140"><text:span text:style-name="T1">Clarification</text:span> : Expliquez les décisions inhabituelles ou les interprétations</text:p>
        </text:list-item>
        <text:list-item>
          <text:p text:style-name="P140"><text:span text:style-name="T1">Processus</text:span> : Documentez votre pensée pour les journaux partagés</text:p>
        </text:list-item>
      </text:list>
      <text:p text:style-name="First_20_paragraph"><text:span text:style-name="T1">Quand NE PAS les utiliser :</text:span> Ne laissez pas les notes méta submerger votre journal. Si vous vous arrêtez toutes les quelques lignes pour réfléchir, vous sur-analysez probablement. Le jeu est la chose la plus importante — les notes méta ne sont que des commentaires occasionnels en marge.</text:p>
      <text:p text:style-name="Text_20_body">Pensez-y comme le commentaire du réalisateur sur un film. La plupart du temps, vous regardez simplement le film. Occasionnellement, il y a une note intéressante en coulisses qui vaut la peine d’être partagée.</text:p>
      <text:h text:style-name="Heading_20_2" text:outline-level="2"><text:bookmark-start text:name="structure-optionnelle"/>5. Structure optionnelle<text:bookmark-end text:name="structure-optionnelle"/></text:h>
      <text:p text:style-name="First_20_paragraph">Jusqu’à présent, nous avons parlé de <text:span text:style-name="T2">ce que</text:span> vous écrivez (actions, jets, balises). Parlons maintenant de <text:span text:style-name="T2">la façon dont vous l’organisez</text:span>.</text:p>
      <text:p text:style-name="Text_20_body">La structure aide de deux manières : elle rend vos notes plus faciles à naviguer et elle signale des limites (cette session s’est terminée, cette scène a commencé). Mais la structure ajoute une surcharge — plus d’en-têtes à écrire, plus de formatage à maintenir.</text:p>
      <text:p text:style-name="Text_20_body">Cette section présente les éléments d’organisation : les en-têtes de campagne (métadonnées sur l’ensemble de votre campagne), les en-têtes de session (marquant les sessions de jeu) et la structure de scène (l’unité de base du jeu). Utilisez ce qui vous aide à rester orienté sans vous ralentir.</text:p>
      <text:p text:style-name="Text_20_body">La différence clé ? <text:span text:style-name="T1">Les formats numérique et analogique gèrent la structure différemment.</text:span> Le markdown numérique utilise des titres et du YAML ; les carnets analogiques utilisent des en-têtes écrits et des marqueurs. Nous montrerons les deux.</text:p>
      <text:h text:style-name="Heading_20_3" text:outline-level="3"><text:bookmark-start text:name="en-tête-de-campagne"/>5.1 En-tête de campagne<text:bookmark-end text:name="en-tête-de-campagne"/></text:h>
      <text:p text:style-name="First_20_paragraph">Avant de vous plonger dans le jeu, il est utile d’enregistrer quelques bases : À quoi jouez-vous ? Quel système ? Quand avez-vous commencé ? Pensez-y comme la “page de couverture” de votre journal de campagne.</text:p>
      <text:p text:style-name="Text_20_body">Ceci est particulièrement utile lorsque :</text:p>
      <text:list text:style-name="L18">
        <text:list-item>
          <text:p text:style-name="P141">Vous menez plusieurs campagnes (vous aide à vous rappeler laquelle est laquelle)</text:p>
        </text:list-item>
        <text:list-item>
          <text:p text:style-name="P141">Vous partagez des journaux avec d’autres (ils ont besoin de contexte)</text:p>
        </text:list-item>
        <text:list-item>
          <text:p text:style-name="P141">Vous revenez à une campagne après une pause (vous rappelle le ton/les thèmes)</text:p>
        </text:list-item>
      </text:list>
      <text:p text:style-name="First_20_paragraph">Si vous essayez simplement la notation avec un one-shot rapide, ignorez complètement ceci. Mais pour les campagnes que vous prévoyez de revisiter, un en-tête vaut les 30 secondes.</text:p>
      <text:p text:style-name="Text_20_body"><text:span text:style-name="T1">Les formats numérique et analogique diffèrent ici.</text:span> Le markdown numérique utilise le YAML front matter (métadonnées structurées en haut du fichier). Les carnets analogiques utilisent un bloc d’en-tête écrit.</text:p>
      <text:p text:style-name="Text_20_body"><text:span text:style-name="T1">Pour les fichiers markdown numériques</text:span>, utilisez le YAML front matter tout en haut :</text:p>
      <text:p text:style-name="Preformatted_20_Text">
<text:span text:style-name="FunctionTok">title</text:span><text:span text:style-name="KeywordTok">:</text:span><text:span text:style-name="AttributeTok"><text:s text:c="1"/>Mystère de Clearview</text:span>
</text:p>
      <text:p text:style-name="Preformatted_20_Text">
<text:span text:style-name="FunctionTok">ruleset</text:span><text:span text:style-name="KeywordTok">:</text:span><text:span text:style-name="AttributeTok"><text:s text:c="1"/>Loner + Oracle Mythic</text:span>
</text:p>
      <text:p text:style-name="Preformatted_20_Text">
<text:span text:style-name="FunctionTok">genre</text:span><text:span text:style-name="KeywordTok">:</text:span><text:span text:style-name="AttributeTok"><text:s text:c="1"/>Mystère adolescent / surnaturel</text:span>
</text:p>
      <text:p text:style-name="Preformatted_20_Text">
<text:span text:style-name="FunctionTok">player</text:span><text:span text:style-name="KeywordTok">:</text:span><text:span text:style-name="AttributeTok"><text:s text:c="1"/>Roberto</text:span>
</text:p>
      <text:p text:style-name="Preformatted_20_Text">
<text:span text:style-name="FunctionTok">pcs</text:span><text:span text:style-name="KeywordTok">:</text:span><text:span text:style-name="AttributeTok"><text:s text:c="1"/>Alex [PJ:Alex|PV 8|Stress 0|Équipement:Lampe de poche,Carnet]</text:span>
</text:p>
      <text:p text:style-name="Preformatted_20_Text">
<text:span text:style-name="FunctionTok">start_date</text:span><text:span text:style-name="KeywordTok">:</text:span><text:span text:style-name="AttributeTok"><text:s text:c="1"/>2025-09-03</text:span>
</text:p>
      <text:p text:style-name="Preformatted_20_Text">
<text:span text:style-name="FunctionTok">last_update</text:span><text:span text:style-name="KeywordTok">:</text:span><text:span text:style-name="AttributeTok"><text:s text:c="1"/>2025-10-28</text:span>
</text:p>
      <text:p text:style-name="Preformatted_20_Text">
<text:span text:style-name="FunctionTok">tools</text:span><text:span text:style-name="KeywordTok">:</text:span><text:span text:style-name="AttributeTok"><text:s text:c="1"/>Oracles - Mythic, tables d'événements aléatoires</text:span>
</text:p>
      <text:p text:style-name="Preformatted_20_Text">
<text:span text:style-name="FunctionTok">themes</text:span><text:span text:style-name="KeywordTok">:</text:span><text:span text:style-name="AttributeTok"><text:s text:c="1"/>Amitié, courage, secrets</text:span>
</text:p>
      <text:p text:style-name="Preformatted_20_Text">
<text:span text:style-name="FunctionTok">tone</text:span><text:span text:style-name="KeywordTok">:</text:span><text:span text:style-name="AttributeTok"><text:s text:c="1"/>Inquiétant mais ludique</text:span>
</text:p>
      <text:p text:style-name="Preformatted_20_Text">
<text:span text:style-name="FunctionTok">notes</text:span><text:span text:style-name="KeywordTok">:</text:span><text:span text:style-name="AttributeTok"><text:s text:c="1"/>Inspiré des séries de mystère pour adolescents des années 80</text:span>
</text:p>
      <text:p text:style-name="First_20_paragraph"><text:span text:style-name="T1">Pour les carnets analogiques</text:span>, écrivez un bloc d’en-tête de campagne :</text:p>
      <text:p text:style-name="P142">=== Journal de campagne : Mystère de Clearview ===</text:p>
      <text:p text:style-name="P143">[Titre] Mystère de Clearview</text:p>
      <text:p text:style-name="P144">[Règles] Loner + Oracle Mythic</text:p>
      <text:p text:style-name="P145">[Genre] Mystère adolescent / surnaturel</text:p>
      <text:p text:style-name="P146">[Joueur] Roberto</text:p>
      <text:p text:style-name="P147">[PJs] Alex [PJ:Alex|PV 8|Stress 0|Équipement:Lampe de poche,Carnet]</text:p>
      <text:p text:style-name="P148">[Date de début] 2025-09-03</text:p>
      <text:p text:style-name="P149">[Dernière mise à jour] 2025-10-28</text:p>
      <text:p text:style-name="P150">[Outils] Oracles : Mythic, tables d'événements aléatoires</text:p>
      <text:p text:style-name="P151">[Thèmes] Amitié, courage, secrets</text:p>
      <text:p text:style-name="P152">[Ton] Inquiétant mais ludique</text:p>
      <text:p text:style-name="P153">[Notes] Inspiré des séries de mystère pour adolescents des années 80</text:p>
      <text:p text:style-name="First_20_paragraph"><text:span text:style-name="T1">Champs optionnels</text:span> (à ajouter au besoin) :</text:p>
      <text:list text:style-name="L19">
        <text:list-item>
          <text:p text:style-name="P154"><text:span text:style-name="Source_Text">[Cadre]</text:span> — Détails géographiques ou du monde</text:p>
        </text:list-item>
        <text:list-item>
          <text:p text:style-name="P154"><text:span text:style-name="Source_Text">[Inspiration]</text:span> — Médias qui ont inspiré la campagne</text:p>
        </text:list-item>
        <text:list-item>
          <text:p text:style-name="P154"><text:span text:style-name="Source_Text">[Outils de sécurité]</text:span> — Carte X, lignes/voiles, etc.</text:p>
        </text:list-item>
      </text:list>
      <text:h text:style-name="Heading_20_3" text:outline-level="3"><text:bookmark-start text:name="en-tête-de-session"/>5.2 En-tête de session<text:bookmark-end text:name="en-tête-de-session"/></text:h>
      <text:p text:style-name="First_20_paragraph">Un en-tête de session marque la frontière entre les sessions de jeu et fournit un contexte : quand avez-vous joué, combien de temps, que s’est-il passé ?</text:p>
      <text:p text:style-name="Text_20_body"><text:span text:style-name="T1">Pourquoi utiliser des en-têtes de session ?</text:span></text:p>
      <text:list text:style-name="L20">
        <text:list-item>
          <text:p text:style-name="P155"><text:span text:style-name="T1">Navigation</text:span> : Sautez rapidement à des sessions spécifiques</text:p>
        </text:list-item>
        <text:list-item>
          <text:p text:style-name="P155"><text:span text:style-name="T1">Contexte</text:span> : Rappelez-vous quand vous avez joué et ce qui se passait</text:p>
        </text:list-item>
        <text:list-item>
          <text:p text:style-name="P155"><text:span text:style-name="T1">Réflexion</text:span> : Suivez vos habitudes de jeu (à quelle fréquence ? combien de temps ?)</text:p>
        </text:list-item>
        <text:list-item>
          <text:p text:style-name="P155"><text:span text:style-name="T1">Continuité</text:span> : Connectez les sessions avec des résumés et des objectifs</text:p>
        </text:list-item>
      </text:list>
      <text:p text:style-name="First_20_paragraph"><text:span text:style-name="T1">Quand les ignorer :</text:span></text:p>
      <text:list text:style-name="L21">
        <text:list-item>
          <text:p text:style-name="P156">Parties uniques (pas de sessions multiples)</text:p>
        </text:list-item>
        <text:list-item>
          <text:p text:style-name="P156">Jeu continu (vous jouez quotidiennement sans pauses claires)</text:p>
        </text:list-item>
        <text:list-item>
          <text:p text:style-name="P156">Journaux purement en raccourci (vous voulez juste la fiction, pas la méta-structure)</text:p>
        </text:list-item>
      </text:list>
      <text:p text:style-name="First_20_paragraph">Comme les en-têtes de campagne, les formats numérique et analogique gèrent les sessions différemment. Choisissez le style qui correspond à votre support.</text:p>
      <text:h text:style-name="Heading_20_4" text:outline-level="4"><text:bookmark-start text:name="format-numérique-titre-markdown"/>5.2.1 Format numérique (titre markdown)<text:bookmark-end text:name="format-numérique-titre-markdown"/></text:h>
      <text:p text:style-name="Preformatted_20_Text">
<text:span text:style-name="FunctionTok">## Session 1</text:span>
</text:p>
      <text:p text:style-name="Preformatted_20_Text">
<text:span text:style-name="NormalTok">*Date : 2025-09-03 | Durée : 1h30 | Scènes : S1-S2*</text:span>
</text:p>
      <text:p text:style-name="Preformatted_20_Text">
</text:p>
      <text:p text:style-name="Preformatted_20_Text">
<text:span text:style-name="NormalTok">**Résumé :** Première session, présentation d'Alex et du mystère.</text:span>
</text:p>
      <text:p text:style-name="Preformatted_20_Text">
</text:p>
      <text:p text:style-name="Preformatted_20_Text">
<text:span text:style-name="NormalTok">**Objectifs :** Mettre en place le mystère central, établir le phare comme lieu clé.</text:span>
</text:p>
      <text:h text:style-name="Heading_20_4" text:outline-level="4"><text:bookmark-start text:name="format-analogique-en-tête-écrit"/>5.2.2 Format analogique (en-tête écrit)<text:bookmark-end text:name="format-analogique-en-tête-écrit"/></text:h>
      <text:p text:style-name="P157">=== Session 1 ===</text:p>
      <text:p text:style-name="P158">[Date] 2025-09-03</text:p>
      <text:p text:style-name="P159">[Durée] 1h30</text:p>
      <text:p text:style-name="P160">[Scènes] S1-S2</text:p>
      <text:p text:style-name="P161">[Résumé] Première session, présentation d'Alex et du mystère.</text:p>
      <text:p text:style-name="P162">[Objectifs] Mettre en place le mystère central, établir le phare.</text:p>
      <text:p text:style-name="First_20_paragraph"><text:span text:style-name="T1">Champs optionnels :</text:span></text:p>
      <text:list text:style-name="L22">
        <text:list-item>
          <text:p text:style-name="P163"><text:span text:style-name="Source_Text">[Ambiance]</text:span> — Ton prévu ou réel pour la session</text:p>
        </text:list-item>
        <text:list-item>
          <text:p text:style-name="P163"><text:span text:style-name="Source_Text">[Notes]</text:span> — Variantes de règles, expériences ou conditions spéciales</text:p>
        </text:list-item>
        <text:list-item>
          <text:p text:style-name="P163"><text:span text:style-name="Source_Text">[Fils]</text:span> — Fils conducteurs actifs cette session</text:p>
        </text:list-item>
      </text:list>
      <text:h text:style-name="Heading_20_3" text:outline-level="3"><text:bookmark-start text:name="structure-de-scène"/>5.3 Structure de scène<text:bookmark-end text:name="structure-de-scène"/></text:h>
      <text:p text:style-name="First_20_paragraph">Les scènes sont l’unité de base du jeu au sein d’une session. Au plus simple, une scène n’est qu’un marqueur numéroté avec un contexte.</text:p>
      <text:p text:style-name="Text_20_body"><text:span text:style-name="T1">Format numérique (titre markdown) :</text:span></text:p>
      <text:p text:style-name="Preformatted_20_Text">
<text:span text:style-name="FunctionTok">### S1 *Bibliothèque de l'école après les cours*</text:span>
</text:p>
      <text:p text:style-name="First_20_paragraph"><text:span text:style-name="T1">Format analogique :</text:span></text:p>
      <text:p text:style-name="P164">S1 *Bibliothèque de l'école après les cours*</text:p>
      <text:p text:style-name="First_20_paragraph">Le numéro de scène vous aide à suivre la progression et à référencer les événements plus tard. Le contexte (en italique/astérisques) encadre où et quand la scène se déroule.</text:p>
      <text:h text:style-name="Heading_20_4" text:outline-level="4"><text:bookmark-start text:name="scènes-séquentielles-standard"/>5.3.1 Scènes séquentielles (Standard)<text:bookmark-end text:name="scènes-séquentielles-standard"/></text:h>
      <text:p text:style-name="First_20_paragraph">La plupart des campagnes utilisent une numérotation séquentielle simple :</text:p>
      <text:p text:style-name="P165">S1 *Taverne, soir*</text:p>
      <text:p text:style-name="P166">S2 *Place de la ville, minuit*</text:p>
      <text:p text:style-name="P167">S3 *Sentier forestier, aube*</text:p>
      <text:p text:style-name="P168">S4 *Ruines anciennes, midi*</text:p>
      <text:p text:style-name="First_20_paragraph"><text:span text:style-name="T1">Quand utiliser :</text:span> Par défaut pour un jeu linéaire. La scène 2 se passe après la scène 1, la scène 3 après la scène 2, etc.</text:p>
      <text:p text:style-name="Text_20_body"><text:span text:style-name="T1">Numérotation :</text:span> Commencez à S1 à chaque session, ou continuez sur toute la campagne (S1-S100+).</text:p>
      <text:p text:style-name="Text_20_body"><text:span text:style-name="T1">Exemple en jeu :</text:span></text:p>
      <text:p text:style-name="P169">S1 *Salle commune de la taverne, soir*</text:p>
      <text:p text:style-name="P170">@ Demander au tavernier les rumeurs</text:p>
      <text:p text:style-name="P171">d: Charisme d6=5 vs ND 4 -&gt; Succès</text:p>
      <text:p text:style-name="P172">=&gt; Il se penche et me parle de lumières étranges à l'ancien moulin.</text:p>
      <text:p text:style-name="P173">[Fil:Lumières Étranges|Ouvert]</text:p>
      <text:p text:style-name="P174"/>
      <text:p text:style-name="P175">S2 *Devant la taverne, nuit*</text:p>
      <text:p text:style-name="P176">@ Se diriger vers le moulin</text:p>
      <text:p text:style-name="P177">? Est-ce que je rencontre quelque chose en chemin ?</text:p>
      <text:p text:style-name="P178">-&gt; Oui, mais... (d6=3)</text:p>
      <text:p text:style-name="P179">=&gt; Je vois une silhouette sombre, mais elle ne semble pas hostile.</text:p>
      <text:h text:style-name="Heading_20_4" text:outline-level="4"><text:bookmark-start text:name="flashbacks"/>5.3.2 Flashbacks<text:bookmark-end text:name="flashbacks"/></text:h>
      <text:p text:style-name="First_20_paragraph">Les flashbacks montrent des événements passés qui éclairent l’histoire actuelle. Utilisez des suffixes alphabétiques partant de la scène “présente”.</text:p>
      <text:p text:style-name="Text_20_body"><text:span text:style-name="T1">Format :</text:span> <text:span text:style-name="Source_Text">S#a</text:span>, <text:span text:style-name="Source_Text">S#b</text:span>, <text:span text:style-name="Source_Text">S#c</text:span></text:p>
      <text:p text:style-name="Text_20_body"><text:span text:style-name="T1">Quand utiliser :</text:span></text:p>
      <text:list text:style-name="L23">
        <text:list-item>
          <text:p text:style-name="P180">Révéler une histoire de fond en milieu de session</text:p>
        </text:list-item>
        <text:list-item>
          <text:p text:style-name="P180">Déclencheurs de mémoire du personnage</text:p>
        </text:list-item>
        <text:list-item>
          <text:p text:style-name="P180">Montrer comment quelque chose s’est passé</text:p>
        </text:list-item>
        <text:list-item>
          <text:p text:style-name="P180">Expliquer des éléments mystérieux</text:p>
        </text:list-item>
      </text:list>
      <text:p text:style-name="First_20_paragraph"><text:span text:style-name="T1">Exemple de structure :</text:span></text:p>
      <text:p text:style-name="P181">S5 *Enquête au moulin*</text:p>
      <text:p text:style-name="P182">=&gt; Je trouve le vieux journal de mon père.</text:p>
      <text:p text:style-name="P183"/>
      <text:p text:style-name="P184">S5a *Flashback : Atelier du père, il y a 10 ans*</text:p>
      <text:p text:style-name="P185">(Ceci s'est passé avant la campagne)</text:p>
      <text:p text:style-name="P186">=&gt; Père : "Promets-moi que tu n'iras jamais seul au moulin."</text:p>
      <text:p text:style-name="P187"/>
      <text:p text:style-name="P188">S6 *Retour au moulin, présent*</text:p>
      <text:p text:style-name="P189">(Maintenant on continue à partir de S5)</text:p>
      <text:p text:style-name="First_20_paragraph"><text:span text:style-name="T1">Exemple complet :</text:span></text:p>
      <text:p text:style-name="P190">S8 *Quartiers du gardien de phare*</text:p>
      <text:p text:style-name="P191">@ Fouiller le bureau pour des indices</text:p>
      <text:p text:style-name="P192">d: Investigation d6=6 vs ND 4 -&gt; Succès</text:p>
      <text:p text:style-name="P193">=&gt; Je trouve une photo délavée. C'est... ma mère ? Elle se tient devant ce phare !</text:p>
      <text:p text:style-name="P194">[Fil:Lien Maternel|Ouvert]</text:p>
      <text:p text:style-name="P195"/>
      <text:p text:style-name="P196">S8a *Flashback : Maison, il y a 15 ans*</text:p>
      <text:p text:style-name="P197">(Souvenir déclenché par la photo)</text:p>
      <text:p text:style-name="P198">(Est-ce que je me souviens de quelque chose à propos de cet endroit ?)</text:p>
      <text:p text:style-name="P199">? Mère a-t-elle déjà mentionné un phare ?</text:p>
      <text:p text:style-name="P200">-&gt; Oui, mais... (d6=5)</text:p>
      <text:p text:style-name="P201">=&gt; Elle l'a mentionné une fois, brièvement, puis a rapidement changé de sujet.</text:p>
      <text:p text:style-name="P202"/>
      <text:p text:style-name="P203">PJ (Moi, jeune) : "Maman, où est-ce ?"</text:p>
      <text:p text:style-name="P204">N (Mère) : [nerveuse] "Juste un vieil endroit. Rien d'important."</text:p>
      <text:p text:style-name="P205"/>
      <text:p text:style-name="P206">S8b *Flashback : Bureau de mère, il y a 14 ans*</text:p>
      <text:p text:style-name="P207">(Suivant le fil de la mémoire)</text:p>
      <text:p text:style-name="P208">(Ai-je déjà vu des documents sur le phare ?)</text:p>
      <text:p text:style-name="P209">? Est-ce que je fouinais dans ses papiers ?</text:p>
      <text:p text:style-name="P210">-&gt; Oui, et... (d6=6)</text:p>
      <text:p text:style-name="P211">=&gt; J'ai trouvé un acte de propriété. Le phare appartenait à notre famille !</text:p>
      <text:p text:style-name="P212">[E:SecretPhare 1/4]</text:p>
      <text:p text:style-name="P213"/>
      <text:p text:style-name="P214">S9 *Quartiers du gardien de phare, présent*</text:p>
      <text:p text:style-name="P215">(Retour à la chronologie actuelle)</text:p>
      <text:p text:style-name="P216">=&gt; Armé de ce souvenir, je cherche plus attentivement des registres familiaux.</text:p>
      <text:p text:style-name="First_20_paragraph"><text:span text:style-name="T1">Conseils de numérotation :</text:span></text:p>
      <text:list text:style-name="L24">
        <text:list-item>
          <text:p text:style-name="P217">Partez de la scène qui déclenche le flashback</text:p>
        </text:list-item>
        <text:list-item>
          <text:p text:style-name="P217">Revenez à la numérotation séquentielle après</text:p>
        </text:list-item>
        <text:list-item>
          <text:p text:style-name="P217">Gardez les flashbacks courts (1-3 scènes généralement)</text:p>
        </text:list-item>
        <text:list-item>
          <text:p text:style-name="P217">Notez dans le contexte en revenant : <text:span text:style-name="Source_Text">*Présent*</text:span> ou <text:span text:style-name="Source_Text">*Retour à...*</text:span></text:p>
        </text:list-item>
      </text:list>
      <text:h text:style-name="Heading_20_4" text:outline-level="4"><text:bookmark-start text:name="fils-narratifs-parallèles"/>5.3.3 Fils narratifs parallèles<text:bookmark-end text:name="fils-narratifs-parallèles"/></text:h>
      <text:p text:style-name="First_20_paragraph">Lorsque vous suivez plusieurs scénarios qui se déroulent simultanément ou en alternance, utilisez des préfixes de fil.</text:p>
      <text:p text:style-name="Text_20_body"><text:span text:style-name="T1">Format :</text:span> <text:span text:style-name="Source_Text">T#-S#</text:span> où T# est le numéro du fil, S# est le numéro de la scène dans ce fil.</text:p>
      <text:p text:style-name="Text_20_body"><text:span text:style-name="T1">Quand utiliser :</text:span></text:p>
      <text:list text:style-name="L25">
        <text:list-item>
          <text:p text:style-name="P218">Plusieurs personnages/points de vue</text:p>
        </text:list-item>
        <text:list-item>
          <text:p text:style-name="P218">Événements simultanés dans différents lieux</text:p>
        </text:list-item>
        <text:list-item>
          <text:p text:style-name="P218">Alternance entre les lignes de l’intrigue</text:p>
        </text:list-item>
        <text:list-item>
          <text:p text:style-name="P218">Arcs narratifs distincts mais liés</text:p>
        </text:list-item>
      </text:list>
      <text:p text:style-name="First_20_paragraph"><text:span text:style-name="T1">Exemple de structure :</text:span></text:p>
      <text:p text:style-name="P219">T1-S1 *Personnage principal au phare*</text:p>
      <text:p text:style-name="P220">T2-S1 *Pendant ce temps, un allié en ville*</text:p>
      <text:p text:style-name="P221">T1-S2 *Retour au phare*</text:p>
      <text:p text:style-name="P222">T2-S2 *Retour en ville*</text:p>
      <text:p text:style-name="P223">T1-S3 *Phare, suite*</text:p>
      <text:p text:style-name="First_20_paragraph"><text:span text:style-name="T1">Exemple complet :</text:span></text:p>
      <text:p text:style-name="P224">=== Session 3 ===</text:p>
      <text:p text:style-name="P225">[Fils] Histoire principale (T1), Enquête en ville (T2)</text:p>
      <text:p text:style-name="P226"/>
      <text:p text:style-name="P227">T1-S1 *Tour du phare, crépuscule*</text:p>
      <text:p text:style-name="P228">[PJ:Alex|enquête sur la tour]</text:p>
      <text:p text:style-name="P229">@ Grimper au sommet</text:p>
      <text:p text:style-name="P230">d: Athlétisme d6=4 vs ND 4 -&gt; Succès</text:p>
      <text:p text:style-name="P231">=&gt; J'atteins le sommet. Le mécanisme de la lumière est toujours fonctionnel !</text:p>
      <text:p text:style-name="P232"/>
      <text:p text:style-name="P233">? Y a-t-il quelqu'un d'autre ici ?</text:p>
      <text:p text:style-name="P234">-&gt; Non, mais... (d6=3)</text:p>
      <text:p text:style-name="P235">=&gt; Des empreintes fraîches dans la poussière descendent.</text:p>
      <text:p text:style-name="P236"/>
      <text:p text:style-name="P237">T2-S1 *Archives de la ville, même heure*</text:p>
      <text:p text:style-name="P238">[PJ:Jordan|recherche à la bibliothèque]</text:p>
      <text:p text:style-name="P239">@ Chercher des registres sur le phare</text:p>
      <text:p text:style-name="P240">d: Recherche d6=6 vs ND 4 -&gt; Succès</text:p>
      <text:p text:style-name="P241">=&gt; Je trouve des documents de construction de 1923. Il y a un sous-sol caché !</text:p>
      <text:p text:style-name="P242">[E:Sous-solSecret 1/4]</text:p>
      <text:p text:style-name="P243"/>
      <text:p text:style-name="P244">T1-S2 *Escaliers du sous-sol du phare*</text:p>
      <text:p text:style-name="P245">[PJ:Alex]</text:p>
      <text:p text:style-name="P246">@ Suivre les empreintes en bas</text:p>
      <text:p text:style-name="P247">d: Discrétion d6=3 vs ND 5 -&gt; Échec</text:p>
      <text:p text:style-name="P248">=&gt; Une marche grince bruyamment.</text:p>
      <text:p text:style-name="P249"/>
      <text:p text:style-name="P250">? Quelqu'un réagit-il ?</text:p>
      <text:p text:style-name="P251">-&gt; Oui, et... (d6=6)</text:p>
      <text:p text:style-name="P252">=&gt; Une voix d'en bas : "Qui est là ?" [N:Cultiste|hostile|armé]</text:p>
      <text:p text:style-name="P253"/>
      <text:p text:style-name="P254">T2-S2 *Archives de la ville, quelques instants plus tard*</text:p>
      <text:p text:style-name="P255">[PJ:Jordan]</text:p>
      <text:p text:style-name="P256">@ Appeler Alex pour le prévenir du sous-sol</text:p>
      <text:p text:style-name="P257">? L'appel passe-t-il ?</text:p>
      <text:p text:style-name="P258">-&gt; Non, et... (d6=2)</text:p>
      <text:p text:style-name="P259">=&gt; Pas de signal. Le phare est dans une zone morte !</text:p>
      <text:p text:style-name="P260">[Horloge:Alex en Danger 2/6]</text:p>
      <text:p text:style-name="P261"/>
      <text:p text:style-name="P262">T1-S3 *Sous-sol du phare*</text:p>
      <text:p text:style-name="P263">[PJ:Alex|ignorant le danger]</text:p>
      <text:p text:style-name="P264">@ Essayer de négocier</text:p>
      <text:p text:style-name="P265">d: Tromperie d6=2 vs ND 5 -&gt; Échec</text:p>
      <text:p text:style-name="P266">=&gt; Le cultiste ne me croit pas. Il avance avec un couteau !</text:p>
      <text:p text:style-name="First_20_paragraph"><text:span text:style-name="T1">Quand les fils convergent :</text:span></text:p>
      <text:p text:style-name="Text_20_body">Une fois que les fils parallèles se rejoignent, vous pouvez soit :</text:p>
      <text:list text:style-name="L26">
        <text:list-item>
          <text:p text:style-name="P267">Continuer avec les préfixes de fil : <text:span text:style-name="Source_Text">T1+T2-S5</text:span></text:p>
        </text:list-item>
        <text:list-item>
          <text:p text:style-name="P267">Revenir au séquentiel : <text:span text:style-name="Source_Text">S14</text:span> (note : fils fusionnés)</text:p>
        </text:list-item>
      </text:list>
      <text:p text:style-name="P268">T1-S6 *Alex s'échappe du phare*</text:p>
      <text:p text:style-name="P269">T2-S4 *Jordan conduit vers le phare*</text:p>
      <text:p text:style-name="P270"/>
      <text:p text:style-name="P271">S14 *Entrée du phare, tous deux réunis*</text:p>
      <text:p text:style-name="P272">(Fils fusionnés)</text:p>
      <text:p text:style-name="P273">[PJ:Alex|blessé] rencontre [PJ:Jordan|inquiet]</text:p>
      <text:h text:style-name="Heading_20_4" text:outline-level="4"><text:bookmark-start text:name="montages-et-ellipses-temporelles"/>5.3.4 Montages et ellipses temporelles<text:bookmark-end text:name="montages-et-ellipses-temporelles"/></text:h>
      <text:p text:style-name="First_20_paragraph">Pour les activités qui s’étendent dans le temps ou plusieurs vignettes rapides, utilisez la notation décimale.</text:p>
      <text:p text:style-name="Text_20_body"><text:span text:style-name="T1">Format :</text:span> <text:span text:style-name="Source_Text">S#.#</text:span> (par ex., <text:span text:style-name="Source_Text">S5.1</text:span>, <text:span text:style-name="Source_Text">S5.2</text:span>, <text:span text:style-name="Source_Text">S5.3</text:span>)</text:p>
      <text:p text:style-name="Text_20_body"><text:span text:style-name="T1">Quand utiliser :</text:span></text:p>
      <text:list text:style-name="L27">
        <text:list-item>
          <text:p text:style-name="P274">Voyager sur de longues distances</text:p>
        </text:list-item>
        <text:list-item>
          <text:p text:style-name="P274">Entraînement/recherche sur plusieurs semaines</text:p>
        </text:list-item>
        <text:list-item>
          <text:p text:style-name="P274">Rencontres rapides multiples</text:p>
        </text:list-item>
        <text:list-item>
          <text:p text:style-name="P274">Collecte de ressources</text:p>
        </text:list-item>
        <text:list-item>
          <text:p text:style-name="P274">Séquences en accéléré</text:p>
        </text:list-item>
      </text:list>
      <text:p text:style-name="First_20_paragraph"><text:span text:style-name="T1">Exemple de structure :</text:span></text:p>
      <text:p text:style-name="P275">S7 *Début du voyage*</text:p>
      <text:p text:style-name="P276">S7.1 *Jour 1 : Forêt*</text:p>
      <text:p text:style-name="P277">S7.2 *Jour 3 : Montagnes*</text:p>
      <text:p text:style-name="P278">S7.3 *Jour 5 : Désert*</text:p>
      <text:p text:style-name="P279">S8 *Arrivée à destination*</text:p>
      <text:p text:style-name="First_20_paragraph"><text:span text:style-name="T1">Exemple complet :</text:span></text:p>
      <text:p text:style-name="P280">S12 *Préparation pour le rituel*</text:p>
      <text:p text:style-name="P281">=&gt; Je dois rassembler trois composants à travers la région.</text:p>
      <text:p text:style-name="P282">[Piste:ComposantsRituels 0/3]</text:p>
      <text:p text:style-name="P283"/>
      <text:p text:style-name="P284">S12.1 *Herboristerie, matin*</text:p>
      <text:p text:style-name="P285">@ Acheter des herbes sacrées</text:p>
      <text:p text:style-name="P286">d: Persuasion d6=5 vs ND 4 -&gt; Succès</text:p>
      <text:p text:style-name="P287">=&gt; L'herboriste me fait une réduction.</text:p>
      <text:p text:style-name="P288">[Piste:ComposantsRituels 1/3]</text:p>
      <text:p text:style-name="P289">[PJ:Or-5]</text:p>
      <text:p text:style-name="P290"/>
      <text:p text:style-name="P291">S12.2 *Forgeron, après-midi*</text:p>
      <text:p text:style-name="P292">@ Obtenir une dague en argent</text:p>
      <text:p text:style-name="P293">? Est-elle en stock ?</text:p>
      <text:p text:style-name="P294">-&gt; Non, mais... (d6=4)</text:p>
      <text:p text:style-name="P295">=&gt; Il peut en fabriquer une pour demain.</text:p>
      <text:p text:style-name="P296">[Compteur:ÉchéanceRituel 2]</text:p>
      <text:p text:style-name="P297"/>
      <text:p text:style-name="P298">S12.3 *Cimetière, minuit*</text:p>
      <text:p text:style-name="P299">@ Collecter de la terre de cimetière</text:p>
      <text:p text:style-name="P300">? Suis-je interrompu ?</text:p>
      <text:p text:style-name="P301">-&gt; Oui, et... (d6=6)</text:p>
      <text:p text:style-name="P302">=&gt; Le gardien me surprend ET appelle la garde !</text:p>
      <text:p text:style-name="P303">[Horloge:Méfiance 3/6]</text:p>
      <text:p text:style-name="P304"/>
      <text:p text:style-name="P305">@ Courir et se cacher</text:p>
      <text:p text:style-name="P306">d: Discrétion d6=6 vs ND 5 -&gt; Succès</text:p>
      <text:p text:style-name="P307">=&gt; Je m'échappe avec la terre.</text:p>
      <text:p text:style-name="P308">[Piste:ComposantsRituels 2/3]</text:p>
      <text:p text:style-name="P309"/>
      <text:p text:style-name="P310">S13 *Forge du forgeron, le lendemain matin*</text:p>
      <text:p text:style-name="P311">(Montage terminé, retour au séquentiel)</text:p>
      <text:p text:style-name="P312">=&gt; Je récupère la dague en argent.</text:p>
      <text:p text:style-name="P313">[Piste:ComposantsRituels 3/3]</text:p>
      <text:p text:style-name="First_20_paragraph"><text:span text:style-name="T1">Exemple de montage de voyage :</text:span></text:p>
      <text:p text:style-name="P314">S8 *Départ de Port Cendres*</text:p>
      <text:p text:style-name="P315">=&gt; Le voyage de trois semaines vers les Terres du Nord commence.</text:p>
      <text:p text:style-name="P316"/>
      <text:p text:style-name="P317">S8.1 *Semaine 1 : Route côtière*</text:p>
      <text:p text:style-name="P318">? Rencontres sur la route ?</text:p>
      <text:p text:style-name="P319">tbl: d100=23 -&gt; "Caravane de marchands"</text:p>
      <text:p text:style-name="P320">=&gt; Je me joins à une caravane pour plus de sécurité. [N:Marchands|amicaux]</text:p>
      <text:p text:style-name="P321"/>
      <text:p text:style-name="P322">S8.2 *Semaine 2 : Col de montagne*</text:p>
      <text:p text:style-name="P323">? Problèmes météorologiques ?</text:p>
      <text:p text:style-name="P324">-&gt; Oui, et... (d6=6)</text:p>
      <text:p text:style-name="P325">=&gt; Un blizzard frappe. Le col est bloqué !</text:p>
      <text:p text:style-name="P326">[Horloge:ProvisionsDiminuent 2/4]</text:p>
      <text:p text:style-name="P327"/>
      <text:p text:style-name="P328">@ Trouver un abri</text:p>
      <text:p text:style-name="P329">d: Survie d6=5 vs ND 5 -&gt; Succès</text:p>
      <text:p text:style-name="P330">=&gt; Je trouve une grotte. [L:GrotteMontagne|abri|sombre]</text:p>
      <text:p text:style-name="P331"/>
      <text:p text:style-name="P332">S8.3 *Semaine 3 : Descente vers les terres désolées*</text:p>
      <text:p text:style-name="P333">@ Naviguer sur le terrain gelé</text:p>
      <text:p text:style-name="P334">d: Survie d6=4 vs ND 6 -&gt; Échec</text:p>
      <text:p text:style-name="P335">=&gt; Je suis perdu pendant deux jours.</text:p>
      <text:p text:style-name="P336">[Horloge:ProvisionsDiminuent 4/4]</text:p>
      <text:p text:style-name="P337">[PJ:Rations épuisées]</text:p>
      <text:p text:style-name="P338"/>
      <text:p text:style-name="P339">S9 *Arrivée dans les Terres du Nord*</text:p>
      <text:p text:style-name="P340">(Voyage terminé)</text:p>
      <text:p text:style-name="P341">=&gt; Épuisé et affamé, but j'y suis arrivé.</text:p>
      <text:h text:style-name="Heading_20_4" text:outline-level="4"><text:bookmark-start text:name="choisir-votre-approche"/>5.3.5 Choisir votre approche<text:bookmark-end text:name="choisir-votre-approche"/></text:h>
      <text:p text:style-name="First_20_paragraph"><text:span text:style-name="T1">Utilisez le séquentiel (S1, S2, S3) quand :</text:span></text:p>
      <text:list text:style-name="L28">
        <text:list-item>
          <text:p text:style-name="P342">Vous jouez une histoire linéaire et simple</text:p>
        </text:list-item>
        <text:list-item>
          <text:p text:style-name="P342">Vous n’avez pas besoin de manipulation temporelle complexe</text:p>
        </text:list-item>
        <text:list-item>
          <text:p text:style-name="P342">Vous voulez de la simplicité</text:p>
        </text:list-item>
        <text:list-item>
          <text:p text:style-name="P342">Le choix le plus courant</text:p>
        </text:list-item>
      </text:list>
      <text:p text:style-name="First_20_paragraph"><text:span text:style-name="T1">Utilisez les flashbacks (S5a, S5b) quand :</text:span></text:p>
      <text:list text:style-name="L29">
        <text:list-item>
          <text:p text:style-name="P343">Vous révélez une histoire de fond en cours de jeu</text:p>
        </text:list-item>
        <text:list-item>
          <text:p text:style-name="P343">Moments de développement de personnage</text:p>
        </text:list-item>
        <text:list-item>
          <text:p text:style-name="P343">Vous expliquez des mystères</text:p>
        </text:list-item>
        <text:list-item>
          <text:p text:style-name="P343">Courtes diversions de la chronologie principale</text:p>
        </text:list-item>
      </text:list>
      <text:p text:style-name="First_20_paragraph"><text:span text:style-name="T1">Utilisez les fils parallèles (T1-S1, T2-S1) quand :</text:span></text:p>
      <text:list text:style-name="L30">
        <text:list-item>
          <text:p text:style-name="P344">Vous jouez plusieurs personnages</text:p>
        </text:list-item>
        <text:list-item>
          <text:p text:style-name="P344">Vous suivez des événements simultanés</text:p>
        </text:list-item>
        <text:list-item>
          <text:p text:style-name="P344">Vous alternez entre les lieux</text:p>
        </text:list-item>
        <text:list-item>
          <text:p text:style-name="P344">Intrigues complexes et entrelacées</text:p>
        </text:list-item>
      </text:list>
      <text:p text:style-name="First_20_paragraph"><text:span text:style-name="T1">Utilisez les montages (S7.1, S7.2) quand :</text:span></text:p>
      <text:list text:style-name="L31">
        <text:list-item>
          <text:p text:style-name="P345">Vous couvrez de longues périodes de temps</text:p>
        </text:list-item>
        <text:list-item>
          <text:p text:style-name="P345">Séries de scènes rapides</text:p>
        </text:list-item>
        <text:list-item>
          <text:p text:style-name="P345">Séquences de voyage</text:p>
        </text:list-item>
        <text:list-item>
          <text:p text:style-name="P345">Collecte de ressources</text:p>
        </text:list-item>
        <text:list-item>
          <text:p text:style-name="P345">Périodes d’entraînement/recherche</text:p>
        </text:list-item>
      </text:list>
      <text:h text:style-name="Heading_20_4" text:outline-level="4"><text:bookmark-start text:name="éléments-de-contexte-de-scène"/>5.3.6 Éléments de contexte de scène<text:bookmark-end text:name="éléments-de-contexte-de-scène"/></text:h>
      <text:p text:style-name="First_20_paragraph">Au-delà de la numérotation, enrichissez les scènes avec du contexte dans le cadre :</text:p>
      <text:p text:style-name="Text_20_body"><text:span text:style-name="T1">Lieu :</text:span></text:p>
      <text:p text:style-name="P346">S1 *Tour du phare*</text:p>
      <text:p text:style-name="P347">S1 [L:Phare] *Salle de la tour*</text:p>
      <text:p text:style-name="First_20_paragraph"><text:span text:style-name="T1">Marqueurs temporels :</text:span></text:p>
      <text:p text:style-name="P348">S1 *Phare, minuit*</text:p>
      <text:p text:style-name="P349">S1 *Phare, Jour 3, crépuscule*</text:p>
      <text:p text:style-name="P350">S1 *Deux semaines plus tard : Phare*</text:p>
      <text:p text:style-name="First_20_paragraph"><text:span text:style-name="T1">Ton émotionnel :</text:span></text:p>
      <text:p text:style-name="P351">S1 *Phare (tendu)*</text:p>
      <text:p text:style-name="P352">S1 *Phare - moment de calme*</text:p>
      <text:p text:style-name="First_20_paragraph"><text:span text:style-name="T1">Éléments multiples :</text:span></text:p>
      <text:p text:style-name="P353">S1 *Tour du phare, minuit, Jour 3*</text:p>
      <text:p text:style-name="P354">S5a *Flashback : Atelier du père, il y a 10 ans*</text:p>
      <text:p text:style-name="P355">T2-S3 *Pendant ce temps en ville, même soirée*</text:p>
      <text:p text:style-name="P356">S7.2 *Jour 2 du voyage : Col de montagne*</text:p>
      <text:p text:style-name="First_20_paragraph"><text:span text:style-name="T1">Minimal (juste le numéro) :</text:span></text:p>
      <text:p text:style-name="P357">S1</text:p>
      <text:p text:style-name="P358">(Ajoutez le contexte dans la première action ou conséquence)</text:p>
      <text:p text:style-name="First_20_paragraph">Choisissez le niveau de détail qui vous aide à suivre votre histoire. Plus de détails aident à la référence future ; moins de détails gardent les notes plus propres.</text:p>
      <text:h text:style-name="Heading_20_2" text:outline-level="2"><text:bookmark-start text:name="exemples-complets"/>6. Exemples complets<text:bookmark-end text:name="exemples-complets"/></text:h>
      <text:p text:style-name="First_20_paragraph">La théorie est une chose, mais voir la notation en action est ce qui la fait comprendre. Cette section montre des exemples de jeu complets dans différents styles — du raccourci ultra-compact aux journaux narratifs riches — afin que vous puissiez trouver l’approche qui vous convient.</text:p>
      <text:p text:style-name="Text_20_body">Chaque exemple démontre le même système de notation, juste avec différents niveaux de détail. Choisissez le style qui correspond à vos préférences, ou mélangez et associez selon les besoins de votre session.</text:p>
      <text:h text:style-name="Heading_20_3" text:outline-level="3"><text:bookmark-start text:name="journal-minimaliste-en-raccourci"/>6.1 Journal minimaliste en raccourci<text:bookmark-end text:name="journal-minimaliste-en-raccourci"/></text:h>
      <text:p text:style-name="First_20_paragraph">Raccourci pur, sans formatage — parfait pour un jeu rapide :</text:p>
      <text:p text:style-name="P359">S1 @SeFaufiler d:4≥5 F =&gt; bruit [E:Alerte 1/6] ?Vu? -&gt;Nn3 =&gt; distrait</text:p>
      <text:p text:style-name="P360">S2 @Fouiller d:6≥4 S =&gt; trouve clé [E:Indice 1/4] ?Piégé? -&gt;Oi6 =&gt; oui, piques !</text:p>
      <text:p text:style-name="P361">S3 @Esquiver d:3≤5 F =&gt; PV-2 [PJ:PV 6] =&gt; saigne, besoin de reculer</text:p>
      <text:h text:style-name="Heading_20_3" text:outline-level="3"><text:bookmark-start text:name="format-numérique-hybride"/>6.2 Format numérique hybride<text:bookmark-end text:name="format-numérique-hybride"/></text:h>
      <text:p text:style-name="First_20_paragraph">Combine le raccourci avec la narration, en utilisant la structure markdown :</text:p>
      <text:p text:style-name="Preformatted_20_Text">
<text:span text:style-name="FunctionTok">### S7 *Ruelle sombre derrière la taverne, Minuit*</text:span>
</text:p>
      <text:p text:style-name="Preformatted_20_Text">
</text:p>
      <text:p text:style-name="Preformatted_20_Text">
<text:span text:style-name="InformationTok">```</text:span>
</text:p>
      <text:p text:style-name="Preformatted_20_Text">
<text:span text:style-name="InformationTok">@ Se faufiler devant les gardes</text:span>
</text:p>
      <text:p text:style-name="Preformatted_20_Text">
<text:span text:style-name="InformationTok">d: Discrétion d6=2 vs ND 4 -&gt; Échec</text:span>
</text:p>
      <text:p text:style-name="Preformatted_20_Text">
<text:span text:style-name="InformationTok">=&gt; Mon pied heurte un tonneau. [E:HorlogeAlerte 2/6]</text:span>
</text:p>
      <text:p text:style-name="Preformatted_20_Text">
</text:p>
      <text:p text:style-name="Preformatted_20_Text">
<text:span text:style-name="InformationTok">? Me voient-ils ?</text:span>
</text:p>
      <text:p text:style-name="Preformatted_20_Text">
<text:span text:style-name="InformationTok">-&gt; Non, mais... (d6=3)</text:span>
</text:p>
      <text:p text:style-name="Preformatted_20_Text">
<text:span text:style-name="InformationTok">=&gt; Distraits, mais un garde s'attarde. [N:Garde|vigilant]</text:span>
</text:p>
      <text:p text:style-name="Preformatted_20_Text">
<text:span text:style-name="InformationTok">```</text:span>
</text:p>
      <text:p text:style-name="Preformatted_20_Text">
</text:p>
      <text:p text:style-name="Preformatted_20_Text">
<text:span text:style-name="NormalTok">La lumière de la torche du garde balaie les murs de la ruelle. Je me plaque</text:span>
</text:p>
      <text:p text:style-name="Preformatted_20_Text">
<text:span text:style-name="NormalTok">dans l'ombre, retenant à peine ma respiration.</text:span>
</text:p>
      <text:p text:style-name="Preformatted_20_Text">
</text:p>
      <text:p text:style-name="Preformatted_20_Text">
<text:span text:style-name="InformationTok">```</text:span>
</text:p>
      <text:p text:style-name="Preformatted_20_Text">
<text:span text:style-name="InformationTok">N (Garde) : "Qui est là ?"</text:span>
</text:p>
      <text:p text:style-name="Preformatted_20_Text">
<text:span text:style-name="InformationTok">PJ : "Reste calme... reste juste calme."</text:span>
</text:p>
      <text:p text:style-name="Preformatted_20_Text">
<text:span text:style-name="InformationTok">```</text:span>
</text:p>
      <text:h text:style-name="Heading_20_3" text:outline-level="3"><text:bookmark-start text:name="format-carnet-analogique"/>6.3 Format carnet analogique<text:bookmark-end text:name="format-carnet-analogique"/></text:h>
      <text:p text:style-name="First_20_paragraph">Même contenu que 6.2, formaté pour des notes manuscrites :</text:p>
      <text:p text:style-name="P362">S7 *Ruelle sombre derrière la taverne, Minuit*</text:p>
      <text:p text:style-name="P363"/>
      <text:p text:style-name="P364">@ Se faufiler devant les gardes</text:p>
      <text:p text:style-name="P365">d: Discrétion d6=2 vs ND 4 -&gt; Échec</text:p>
      <text:p text:style-name="P366">=&gt; Mon pied heurte un tonneau. [E:HorlogeAlerte 2/6]</text:p>
      <text:p text:style-name="P367"/>
      <text:p text:style-name="P368">? Me voient-ils ?</text:p>
      <text:p text:style-name="P369">-&gt; Non, mais... (d6=3)</text:p>
      <text:p text:style-name="P370">=&gt; Distraits, mais un garde s'attarde. [N:Garde|vigilant]</text:p>
      <text:p text:style-name="P371"/>
      <text:p text:style-name="P372">La lumière de la torche du garde balaie la ruelle. Je me plaque dans l'ombre.</text:p>
      <text:p text:style-name="P373"/>
      <text:p text:style-name="P374">N (Garde) : "Qui est là ?"</text:p>
      <text:p text:style-name="P375">PJ : "Reste calme... reste juste calme."</text:p>
      <text:h text:style-name="Heading_20_3" text:outline-level="3"><text:bookmark-start text:name="journal-de-campagne-complet-numérique"/>6.4 Journal de campagne complet (Numérique)<text:bookmark-end text:name="journal-de-campagne-complet-numérique"/></text:h>
      <text:p text:style-name="Preformatted_20_Text">
<text:span text:style-name="CommentTok">---</text:span>
</text:p>
      <text:p text:style-name="Preformatted_20_Text">
<text:span text:style-name="AnnotationTok">title:</text:span><text:span text:style-name="CommentTok"><text:s text:c="1"/>Mystère de Clearview</text:span>
</text:p>
      <text:p text:style-name="Preformatted_20_Text">
<text:span text:style-name="AnnotationTok">ruleset:</text:span><text:span text:style-name="CommentTok"><text:s text:c="1"/>Loner + Oracle Mythic</text:span>
</text:p>
      <text:p text:style-name="Preformatted_20_Text">
<text:span text:style-name="AnnotationTok">genre:</text:span><text:span text:style-name="CommentTok"><text:s text:c="1"/>Mystère adolescent / surnaturel</text:span>
</text:p>
      <text:p text:style-name="Preformatted_20_Text">
<text:span text:style-name="AnnotationTok">player:</text:span><text:span text:style-name="CommentTok"><text:s text:c="1"/>Roberto</text:span>
</text:p>
      <text:p text:style-name="Preformatted_20_Text">
<text:span text:style-name="AnnotationTok">pcs:</text:span><text:span text:style-name="CommentTok"><text:s text:c="1"/>Alex [PJ:Alex|PV 8|Stress 0]</text:span>
</text:p>
      <text:p text:style-name="Preformatted_20_Text">
<text:span text:style-name="AnnotationTok">start_date:</text:span><text:span text:style-name="CommentTok"><text:s text:c="1"/>2025-09-03</text:span>
</text:p>
      <text:p text:style-name="Preformatted_20_Text">
<text:span text:style-name="AnnotationTok">last_update:</text:span><text:span text:style-name="CommentTok"><text:s text:c="1"/>2025-10-28</text:span>
</text:p>
      <text:p text:style-name="Preformatted_20_Text">
<text:span text:style-name="CommentTok">---</text:span>
</text:p>
      <text:p text:style-name="Preformatted_20_Text">
</text:p>
      <text:p text:style-name="Preformatted_20_Text">
<text:span text:style-name="FunctionTok"># Mystère de Clearview</text:span>
</text:p>
      <text:p text:style-name="Preformatted_20_Text">
</text:p>
      <text:p text:style-name="Preformatted_20_Text">
<text:span text:style-name="FunctionTok">## Session 1</text:span>
</text:p>
      <text:p text:style-name="Preformatted_20_Text">
<text:span text:style-name="NormalTok">*Date : 2025-09-03 | Durée : 1h30*</text:span>
</text:p>
      <text:p text:style-name="Preformatted_20_Text">
</text:p>
      <text:p text:style-name="Preformatted_20_Text">
<text:span text:style-name="FunctionTok">### S1 *Bibliothèque de l'école après les cours*</text:span>
</text:p>
      <text:p text:style-name="Preformatted_20_Text">
</text:p>
      <text:p text:style-name="Preformatted_20_Text">
<text:span text:style-name="InformationTok">```</text:span>
</text:p>
      <text:p text:style-name="Preformatted_20_Text">
<text:span text:style-name="InformationTok">@ Se faufiler à l'intérieur pour vérifier les archives</text:span>
</text:p>
      <text:p text:style-name="Preformatted_20_Text">
<text:span text:style-name="InformationTok">d: Discrétion d6=5 vs ND 4 -&gt; Succès</text:span>
</text:p>
      <text:p text:style-name="Preformatted_20_Text">
<text:span text:style-name="InformationTok">=&gt; Je me glisse à l'intérieur sans être remarqué. [L:Bibliothèque|sombre|calme]</text:span>
</text:p>
      <text:p text:style-name="Preformatted_20_Text">
</text:p>
      <text:p text:style-name="Preformatted_20_Text">
<text:span text:style-name="InformationTok">? Y a-t-il un indice étrange qui attend ?</text:span>
</text:p>
      <text:p text:style-name="Preformatted_20_Text">
<text:span text:style-name="InformationTok">-&gt; Oui (d6=6)</text:span>
</text:p>
      <text:p text:style-name="Preformatted_20_Text">
<text:span text:style-name="InformationTok">=&gt; Je trouve une page de journal déchirée sur le phare. [E:IndicePhare 1/6]</text:span>
</text:p>
      <text:p text:style-name="Preformatted_20_Text">
<text:span text:style-name="InformationTok">```</text:span>
</text:p>
      <text:p text:style-name="Preformatted_20_Text">
</text:p>
      <text:p text:style-name="Preformatted_20_Text">
<text:span text:style-name="NormalTok">La page est jaunie par le temps. L'écriture est tremblante : "La lumière</text:span>
</text:p>
      <text:p text:style-name="Preformatted_20_Text">
<text:span text:style-name="NormalTok">nous appelle. Nous ne devons pas répondre."</text:span>
</text:p>
      <text:p text:style-name="Preformatted_20_Text">
</text:p>
      <text:p text:style-name="Preformatted_20_Text">
<text:span text:style-name="InformationTok">```</text:span>
</text:p>
      <text:p text:style-name="Preformatted_20_Text">
<text:span text:style-name="InformationTok">[Fil:Mystère du Phare|Ouvert]</text:span>
</text:p>
      <text:p text:style-name="Preformatted_20_Text">
<text:span text:style-name="InformationTok">```</text:span>
</text:p>
      <text:p text:style-name="Preformatted_20_Text">
</text:p>
      <text:p text:style-name="Preformatted_20_Text">
<text:span text:style-name="FunctionTok">### S2 *Devant la bibliothèque, couloir vide*</text:span>
</text:p>
      <text:p text:style-name="Preformatted_20_Text">
</text:p>
      <text:p text:style-name="Preformatted_20_Text">
<text:span text:style-name="InformationTok">```</text:span>
</text:p>
      <text:p text:style-name="Preformatted_20_Text">
<text:span text:style-name="InformationTok">? Est-ce que j'entends des pas ?</text:span>
</text:p>
      <text:p text:style-name="Preformatted_20_Text">
<text:span text:style-name="InformationTok">-&gt; Oui, mais... (d6=4)</text:span>
</text:p>
      <text:p text:style-name="Preformatted_20_Text">
<text:span text:style-name="InformationTok">=&gt; Un concierge s'approche, mais il ne me remarque pas encore. [N:Concierge|fatigué|méfiant]</text:span>
</text:p>
      <text:p text:style-name="Preformatted_20_Text">
<text:span text:style-name="InformationTok">```</text:span>
</text:p>
      <text:p text:style-name="Preformatted_20_Text">
</text:p>
      <text:p text:style-name="Preformatted_20_Text">
<text:span text:style-name="NormalTok">Je me fige. Ses clés tintent alors qu'il passe devant la porte.</text:span>
</text:p>
      <text:p text:style-name="Preformatted_20_Text">
</text:p>
      <text:p text:style-name="Preformatted_20_Text">
<text:span text:style-name="NormalTok">N (Concierge) : "J'ai cru entendre quelque chose..."</text:span>
</text:p>
      <text:p text:style-name="Preformatted_20_Text">
<text:span text:style-name="NormalTok">PJ (Alex, chuchotant) : "Il faut que je sorte d'ici."</text:span>
</text:p>
      <text:p text:style-name="Preformatted_20_Text">
</text:p>
      <text:p text:style-name="Preformatted_20_Text">
<text:span text:style-name="InformationTok">```</text:span>
</text:p>
      <text:p text:style-name="Preformatted_20_Text">
<text:span text:style-name="InformationTok">@ Sortir en douce pendant qu'il est distrait</text:span>
</text:p>
      <text:p text:style-name="Preformatted_20_Text">
<text:span text:style-name="InformationTok">d: Discrétion d6=6 vs ND 4 -&gt; Succès</text:span>
</text:p>
      <text:p text:style-name="Preformatted_20_Text">
<text:span text:style-name="InformationTok">=&gt; Je m'échappe dans la nuit en toute sécurité.</text:span>
</text:p>
      <text:p text:style-name="Preformatted_20_Text">
<text:span text:style-name="InformationTok">```</text:span>
</text:p>
      <text:p text:style-name="Preformatted_20_Text">
</text:p>
      <text:p text:style-name="Preformatted_20_Text">
<text:span text:style-name="FunctionTok">## Session 2</text:span>
</text:p>
      <text:p text:style-name="Preformatted_20_Text">
<text:span text:style-name="NormalTok">*Date : 2025-09-10 | Durée : 2h*</text:span>
</text:p>
      <text:p text:style-name="Preformatted_20_Text">
</text:p>
      <text:p text:style-name="Preformatted_20_Text">
<text:span text:style-name="NormalTok">**Résumé :** Trouvé une page de journal faisant allusion au phare. Presque repéré dans la bibliothèque.</text:span>
</text:p>
      <text:p text:style-name="Preformatted_20_Text">
</text:p>
      <text:p text:style-name="Preformatted_20_Text">
<text:span text:style-name="FunctionTok">### S3 *Chemin vers le vieux phare, Jour 2*</text:span>
</text:p>
      <text:p text:style-name="Preformatted_20_Text">
</text:p>
      <text:p text:style-name="Preformatted_20_Text">
<text:span text:style-name="InformationTok">```</text:span>
</text:p>
      <text:p text:style-name="Preformatted_20_Text">
<text:span text:style-name="InformationTok">@ Approcher silencieusement au crépuscule</text:span>
</text:p>
      <text:p text:style-name="Preformatted_20_Text">
<text:span text:style-name="InformationTok">d: Discrétion d6=2 vs ND 4 -&gt; Échec</text:span>
</text:p>
      <text:p text:style-name="Preformatted_20_Text">
<text:span text:style-name="InformationTok">=&gt; Je marche sur du verre brisé, ça craque bruyamment. [Horloge:Méfiance 1/6]</text:span>
</text:p>
      <text:p text:style-name="Preformatted_20_Text">
</text:p>
      <text:p text:style-name="Preformatted_20_Text">
<text:span text:style-name="InformationTok">? Quelqu'un répond-il de l'intérieur ?</text:span>
</text:p>
      <text:p text:style-name="Preformatted_20_Text">
<text:span text:style-name="InformationTok">-&gt; Non, mais... (d6=3)</text:span>
</text:p>
      <text:p text:style-name="Preformatted_20_Text">
<text:span text:style-name="InformationTok">=&gt; La lumière vacille brièvement dans la fenêtre de la tour. [L:Phare|en ruine|hanté]</text:span>
</text:p>
      <text:p text:style-name="Preformatted_20_Text">
<text:span text:style-name="InformationTok">```</text:span>
</text:p>
      <text:p text:style-name="Preformatted_20_Text">
</text:p>
      <text:p text:style-name="Preformatted_20_Text">
<text:span text:style-name="FunctionTok">### S4 *Hall d'entrée du phare*</text:span>
</text:p>
      <text:p text:style-name="Preformatted_20_Text">
</text:p>
      <text:p text:style-name="Preformatted_20_Text">
<text:span text:style-name="InformationTok">```</text:span>
</text:p>
      <text:p text:style-name="Preformatted_20_Text">
<text:span text:style-name="InformationTok">@ Chercher des signes d'activité sur le sol</text:span>
</text:p>
      <text:p text:style-name="Preformatted_20_Text">
<text:span text:style-name="InformationTok">d: Investigation d6=6 vs ND 4 -&gt; Succès</text:span>
</text:p>
      <text:p text:style-name="Preformatted_20_Text">
<text:span text:style-name="InformationTok">=&gt; Je trouve des empreintes fraîches dans la poussière. [Fil:Qui utilise le phare ?|Ouvert]</text:span>
</text:p>
      <text:p text:style-name="Preformatted_20_Text">
</text:p>
      <text:p text:style-name="Preformatted_20_Text">
<text:span text:style-name="InformationTok">tbl: d100=42 -&gt; "Une lanterne cassée"</text:span>
</text:p>
      <text:p text:style-name="Preformatted_20_Text">
<text:span text:style-name="InformationTok">=&gt; Une lanterne fissurée gît près des escaliers. [E:IndicePhare 2/6]</text:span>
</text:p>
      <text:p text:style-name="Preformatted_20_Text">
<text:span text:style-name="InformationTok">```</text:span>
</text:p>
      <text:p text:style-name="Preformatted_20_Text">
</text:p>
      <text:p text:style-name="Preformatted_20_Text">
<text:span text:style-name="NormalTok">Quelqu'un est venu ici. Récemment.</text:span>
</text:p>
      <text:p text:style-name="Preformatted_20_Text">
</text:p>
      <text:p text:style-name="Preformatted_20_Text">
<text:span text:style-name="NormalTok">PJ (Alex, pensant) : "Cet endroit n'est pas aussi abandonné que tout le monde le pense..."</text:span>
</text:p>
      <text:h text:style-name="Heading_20_3" text:outline-level="3"><text:bookmark-start text:name="journal-de-campagne-complet-analogique"/>6.5 Journal de campagne complet (Analogique)<text:bookmark-end text:name="journal-de-campagne-complet-analogique"/></text:h>
      <text:p text:style-name="P376">=== Journal de campagne : Mystère de Clearview ===</text:p>
      <text:p text:style-name="P377">[Titre] Mystère de Clearview</text:p>
      <text:p text:style-name="P378">[Règles] Loner + Oracle Mythic</text:p>
      <text:p text:style-name="P379">[Genre] Mystère adolescent / surnaturel</text:p>
      <text:p text:style-name="P380">[Joueur] Roberto</text:p>
      <text:p text:style-name="P381">[PJs] Alex [PJ:Alex|PV 8|Stress 0]</text:p>
      <text:p text:style-name="P382">[Date de début] 2025-09-03</text:p>
      <text:p text:style-name="P383">[Dernière mise à jour] 2025-10-28</text:p>
      <text:p text:style-name="P384"/>
      <text:p text:style-name="P385">=== Session 1 ===</text:p>
      <text:p text:style-name="P386">[Date] 2025-09-03</text:p>
      <text:p text:style-name="P387">[Durée] 1h30</text:p>
      <text:p text:style-name="P388"/>
      <text:p text:style-name="P389">S1 *Bibliothèque de l'école après les cours*</text:p>
      <text:p text:style-name="P390"/>
      <text:p text:style-name="P391">@ Se faufiler à l'intérieur pour vérifier les archives</text:p>
      <text:p text:style-name="P392">d: Discrétion d6=5 vs ND 4 -&gt; Succès</text:p>
      <text:p text:style-name="P393">=&gt; Je me glisse à l'intérieur sans être remarqué. [L:Bibliothèque|sombre|calme]</text:p>
      <text:p text:style-name="P394"/>
      <text:p text:style-name="P395">? Y a-t-il un indice étrange qui attend ?</text:p>
      <text:p text:style-name="P396">-&gt; Oui (d6=6)</text:p>
      <text:p text:style-name="P397">=&gt; Je trouve une page de journal déchirée sur le phare. [E:IndicePhare 1/6]</text:p>
      <text:p text:style-name="P398"/>
      <text:p text:style-name="P399">La page est jaunie. Écriture tremblante : "La lumière nous appelle."</text:p>
      <text:p text:style-name="P400"/>
      <text:p text:style-name="P401">[Fil:Mystère du Phare|Ouvert]</text:p>
      <text:p text:style-name="P402"/>
      <text:p text:style-name="P403">S2 *Devant la bibliothèque, couloir vide*</text:p>
      <text:p text:style-name="P404"/>
      <text:p text:style-name="P405">? Est-ce que j'entends des pas ?</text:p>
      <text:p text:style-name="P406">-&gt; Oui, mais... (d6=4)</text:p>
      <text:p text:style-name="P407">=&gt; Un concierge s'approche, mais ne me remarque pas encore. [N:Concierge|fatigué|méfiant]</text:p>
      <text:p text:style-name="P408"/>
      <text:p text:style-name="P409">N (Concierge) : "J'ai cru entendre quelque chose..."</text:p>
      <text:p text:style-name="P410">PJ (Alex) : "Il faut que je sorte d'ici."</text:p>
      <text:p text:style-name="P411"/>
      <text:p text:style-name="P412">@ Sortir en douce pendant qu'il est distrait</text:p>
      <text:p text:style-name="P413">d: Discrétion d6=6 vs ND 4 -&gt; Succès</text:p>
      <text:p text:style-name="P414">=&gt; Je m'échappe dans la nuit en toute sécurité.</text:p>
      <text:p text:style-name="P415"/>
      <text:p text:style-name="P416">=== Session 2 ===</text:p>
      <text:p text:style-name="P417">[Date] 2025-09-10</text:p>
      <text:p text:style-name="P418">[Durée] 2h</text:p>
      <text:p text:style-name="P419">[Résumé] Trouvé une page de journal, presque repéré dans la bibliothèque.</text:p>
      <text:p text:style-name="P420"/>
      <text:p text:style-name="P421">S3 *Chemin vers le phare, Jour 2*</text:p>
      <text:p text:style-name="P422"/>
      <text:p text:style-name="P423">@ Approcher silencieusement au crépuscule</text:p>
      <text:p text:style-name="P424">d: Discrétion d6=2 vs ND 4 -&gt; Échec</text:p>
      <text:p text:style-name="P425">=&gt; Je marche sur du verre brisé. [Horloge:Méfiance 1/6]</text:p>
      <text:p text:style-name="P426"/>
      <text:p text:style-name="P427">? Quelqu'un répond-il ?</text:p>
      <text:p text:style-name="P428">-&gt; Non, mais... (d6=3)</text:p>
      <text:p text:style-name="P429">=&gt; La lumière vacille dans la fenêtre de la tour. [L:Phare|en ruine|hanté]</text:p>
      <text:p text:style-name="P430"/>
      <text:p text:style-name="P431">S4 *Hall d'entrée du phare*</text:p>
      <text:p text:style-name="P432"/>
      <text:p text:style-name="P433">@ Chercher des signes sur le sol</text:p>
      <text:p text:style-name="P434">d: Investigation d6=6 vs ND 4 -&gt; Succès</text:p>
      <text:p text:style-name="P435">=&gt; Empreintes fraîches dans la poussière. [Fil:Qui utilise le phare ?|Ouvert]</text:p>
      <text:p text:style-name="P436"/>
      <text:p text:style-name="P437">tbl: d100=42 -&gt; "Une lanterne cassée"</text:p>
      <text:p text:style-name="P438">=&gt; Lanterne fissurée près des escaliers. [E:IndicePhare 2/6]</text:p>
      <text:p text:style-name="P439"/>
      <text:p text:style-name="P440">PJ (Alex) : "Cet endroit n'est pas aussi abandonné que tout le monde le pense..."</text:p>
      <text:h text:style-name="Heading_20_2" text:outline-level="2"><text:bookmark-start text:name="bonnes-pratiques"/>7. Bonnes pratiques<text:bookmark-end text:name="bonnes-pratiques"/></text:h>
      <text:p text:style-name="First_20_paragraph">Vous avez appris la notation — parlons maintenant de son utilisation efficace. Cette section présente des modèles éprouvés qui rendent vos journaux plus clairs et plus utiles, ainsi que des erreurs courantes à éviter.</text:p>
      <text:p text:style-name="Text_20_body">Considérez-les comme des lignes directrices issues de l’expérience collective de la communauté solo. Ce ne sont pas des règles rigides, mais elles vous aideront à créer des journaux faciles à lire, à référencer et à partager.</text:p>
      <text:h text:style-name="Heading_20_3" text:outline-level="3"><text:bookmark-start text:name="bonnes-pratiques-1"/>7.1 Bonnes pratiques ✓<text:bookmark-end text:name="bonnes-pratiques-1"/></text:h>
      <text:p text:style-name="First_20_paragraph">Ces modèles rendent vos journaux plus propres, plus faciles à rechercher et à référencer plus tard. Vous n’avez pas besoin de tous les suivre, mais ils représentent ce qui fonctionne bien pour la plupart des joueurs solo.</text:p>
      <text:p text:style-name="Text_20_body"><text:span text:style-name="T1">À faire : Garder les actions et les jets connectés</text:span></text:p>
      <text:p text:style-name="P441">@ Crocheter la serrure</text:p>
      <text:p text:style-name="P442">d: d20=15 vs DC 14 -&gt; Succès</text:p>
      <text:p text:style-name="P443">=&gt; La porte s'ouvre silencieusement.</text:p>
      <text:p text:style-name="First_20_paragraph"><text:span text:style-name="T1">À faire : Utiliser des balises pour les éléments persistants</text:span></text:p>
      <text:p text:style-name="P444">[N:Jonah|amical|blessé]</text:p>
      <text:p text:style-name="P445">[L:Phare|en ruine]</text:p>
      <text:p text:style-name="First_20_paragraph"><text:span text:style-name="T1">À faire : Enregistrer clairement les conséquences</text:span></text:p>
      <text:p text:style-name="P446">=&gt; Je trouve la clé. [E:Indice 2/4]</text:p>
      <text:p text:style-name="P447">=&gt; Mais le garde m'a entendu. [Horloge:Alerte 1/6]</text:p>
      <text:p text:style-name="First_20_paragraph"><text:span text:style-name="T1">À faire : Utiliser des balises de référence dans les scènes ultérieures</text:span></text:p>
      <text:p text:style-name="P448">Première mention : [N:Jonah|amical]</text:p>
      <text:p text:style-name="P449">Plus tard : [#N:Jonah] s'approche prudemment</text:p>
      <text:p text:style-name="First_20_paragraph"><text:span text:style-name="T1">À faire : Mélanger raccourci et narration au besoin</text:span></text:p>
      <text:p text:style-name="P450">@ Se faufiler devant le garde</text:p>
      <text:p text:style-name="P451">d: 5≥4 S -&gt; Succès</text:p>
      <text:p text:style-name="P452">=&gt; Je passe inaperçu, le cœur battant.</text:p>
      <text:h text:style-name="Heading_20_3" text:outline-level="3"><text:bookmark-start text:name="mauvaises-pratiques"/>7.2 Mauvaises pratiques ✗<text:bookmark-end text:name="mauvaises-pratiques"/></text:h>
      <text:p text:style-name="First_20_paragraph">Ce sont des pièmes courants qui rendent les journaux plus difficiles à lire ou à analyser. Si vous vous surprenez à faire cela, ne vous inquiétez pas — ajustez simplement pour la prochaine fois. Nous sommes tous passés par là !</text:p>
      <text:p text:style-name="Text_20_body"><text:span text:style-name="T1">À ne pas faire : Enfouir la mécanique dans la prose</text:span></text:p>
      <text:p text:style-name="P453">❌ J'ai essayé de crocheter la serrure et j'ai fait un 15 qui a battu le DC donc je l'ai ouverte</text:p>
      <text:p text:style-name="P454"/>
      <text:p text:style-name="P455">✔️ @ Crocheter la serrure</text:p>
      <text:p text:style-name="P456"><text:s text:c="2"/>d: 15≥14 -&gt; Succès</text:p>
      <text:p text:style-name="P457"><text:s text:c="2"/>=&gt; La porte s'ouvre silencieusement.</text:p>
      <text:p text:style-name="First_20_paragraph"><text:span text:style-name="T1">À ne pas faire : Oublier d’enregistrer les conséquences</text:span></text:p>
      <text:p text:style-name="P458">❌ @ Attaquer le garde</text:p>
      <text:p text:style-name="P459"><text:s text:c="2"/>d: 8≤10 -&gt; Échec</text:p>
      <text:p text:style-name="P460"/>
      <text:p text:style-name="P461">✔️ @ Attaquer le garde</text:p>
      <text:p text:style-name="P462"><text:s text:c="2"/>d: 8≤10 -&gt; Échec</text:p>
      <text:p text:style-name="P463"><text:s text:c="2"/>=&gt; Ma lame ricoche sur son armure. Il contre-attaque !</text:p>
      <text:p text:style-name="First_20_paragraph"><text:span text:style-name="T1">À ne pas faire : Perdre le fil des balises entre les scènes</text:span></text:p>
      <text:p text:style-name="P464">❌ [N:Garde|alerte] ... puis plus tard ... [N:Garde|endormi]</text:p>
      <text:p text:style-name="P465"><text:s text:c="3"/>(Comment cela a-t-il changé ? Quand ?)</text:p>
      <text:p text:style-name="P466"/>
      <text:p text:style-name="P467">✔️ [N:Garde|alerte] ... puis plus tard ...</text:p>
      <text:p text:style-name="P468"><text:s text:c="2"/>@ L'assommer</text:p>
      <text:p text:style-name="P469"><text:s text:c="2"/>d: 6≥5 S =&gt; [N:Garde|inconscient]</text:p>
      <text:p text:style-name="First_20_paragraph"><text:span text:style-name="T1">À ne pas faire : Mélanger les symboles d’action et d’oracle</text:span></text:p>
      <text:p text:style-name="P470">❌ ? Se faufiler devant les gardes (C'est une action, pas une question)</text:p>
      <text:p text:style-name="P471"/>
      <text:p text:style-name="P472">✔️ @ Se faufiler devant les gardes (Les actions utilisent @)</text:p>
      <text:p text:style-name="P473"><text:s text:c="2"/>? Me remarquent-ils ? (Les questions utilisent ?)</text:p>
      <text:p text:style-name="First_20_paragraph"><text:span text:style-name="T1">À ne pas faire : Oublier le contexte de la scène</text:span></text:p>
      <text:p text:style-name="P474">❌ S7</text:p>
      <text:p text:style-name="P475"><text:s text:c="2"/>@ Se faufiler devant les gardes</text:p>
      <text:p text:style-name="P476"><text:s text:c="2"/></text:p>
      <text:p text:style-name="P477">✔️ S7 *Ruelle sombre, minuit*</text:p>
      <text:p text:style-name="P478"><text:s text:c="2"/>@ Se faufiler devant les gardes</text:p>
      <text:h text:style-name="Heading_20_2" text:outline-level="2"><text:bookmark-start text:name="modèles"/>8. Modèles<text:bookmark-end text:name="modèles"/></text:h>
      <text:p text:style-name="First_20_paragraph">Partir d’une page blanche peut être intimidant. Ces modèles vous donnent un point de départ structuré — copiez-les, remplissez les blancs et commencez à jouer.</text:p>
      <text:p text:style-name="Text_20_body">Chaque modèle est disponible en formats <text:span text:style-name="T1">markdown numérique</text:span> et <text:span text:style-name="T1">carnet analogique</text:span>. Choisissez celui qui correspond à votre style de jeu, ou utilisez-les comme inspiration pour créer vos propres modèles.</text:p>
      <text:p text:style-name="Text_20_body">Ne les traitez pas comme des formulaires rigides. Ce sont des échafaudages. Une fois que vous serez à l’aise avec la notation, vous développerez probablement vos propres modèles qui répondront mieux à vos besoins spécifiques.</text:p>
      <text:h text:style-name="Heading_20_3" text:outline-level="3"><text:bookmark-start text:name="modèle-de-campagne-yaml-numérique"/>8.1 Modèle de campagne (YAML numérique)<text:bookmark-end text:name="modèle-de-campagne-yaml-numérique"/></text:h>
      <text:p text:style-name="First_20_paragraph">Pour les fichiers markdown numériques, utilisez le YAML front matter pour stocker les métadonnées de la campagne. Cela va tout en haut de votre fichier, avant tout autre contenu.</text:p>
      <text:p text:style-name="Text_20_body">Copiez ce modèle, remplissez vos détails, et vous êtes prêt à commencer votre première session.</text:p>
      <text:p text:style-name="Preformatted_20_Text">
<text:span text:style-name="FunctionTok">title</text:span><text:span text:style-name="KeywordTok">:</text:span><text:span text:style-name="AttributeTok"><text:s text:c="1"/></text:span>
</text:p>
      <text:p text:style-name="Preformatted_20_Text">
<text:span text:style-name="FunctionTok">ruleset</text:span><text:span text:style-name="KeywordTok">:</text:span><text:span text:style-name="AttributeTok"><text:s text:c="1"/></text:span>
</text:p>
      <text:p text:style-name="Preformatted_20_Text">
<text:span text:style-name="FunctionTok">genre</text:span><text:span text:style-name="KeywordTok">:</text:span><text:span text:style-name="AttributeTok"><text:s text:c="1"/></text:span>
</text:p>
      <text:p text:style-name="Preformatted_20_Text">
<text:span text:style-name="FunctionTok">player</text:span><text:span text:style-name="KeywordTok">:</text:span><text:span text:style-name="AttributeTok"><text:s text:c="1"/></text:span>
</text:p>
      <text:p text:style-name="Preformatted_20_Text">
<text:span text:style-name="FunctionTok">pcs</text:span><text:span text:style-name="KeywordTok">:</text:span><text:span text:style-name="AttributeTok"><text:s text:c="1"/></text:span>
</text:p>
      <text:p text:style-name="Preformatted_20_Text">
<text:span text:style-name="FunctionTok">start_date</text:span><text:span text:style-name="KeywordTok">:</text:span><text:span text:style-name="AttributeTok"><text:s text:c="1"/></text:span>
</text:p>
      <text:p text:style-name="Preformatted_20_Text">
<text:span text:style-name="FunctionTok">last_update</text:span><text:span text:style-name="KeywordTok">:</text:span><text:span text:style-name="AttributeTok"><text:s text:c="1"/></text:span>
</text:p>
      <text:p text:style-name="Preformatted_20_Text">
<text:span text:style-name="FunctionTok">tools</text:span><text:span text:style-name="KeywordTok">:</text:span><text:span text:style-name="AttributeTok"><text:s text:c="1"/></text:span>
</text:p>
      <text:p text:style-name="Preformatted_20_Text">
<text:span text:style-name="FunctionTok">themes</text:span><text:span text:style-name="KeywordTok">:</text:span><text:span text:style-name="AttributeTok"><text:s text:c="1"/></text:span>
</text:p>
      <text:p text:style-name="Preformatted_20_Text">
<text:span text:style-name="FunctionTok">tone</text:span><text:span text:style-name="KeywordTok">:</text:span><text:span text:style-name="AttributeTok"><text:s text:c="1"/></text:span>
</text:p>
      <text:p text:style-name="Preformatted_20_Text">
<text:span text:style-name="FunctionTok">notes</text:span><text:span text:style-name="KeywordTok">:</text:span><text:span text:style-name="AttributeTok"><text:s text:c="1"/></text:span>
</text:p>
      <text:p text:style-name="P479"># [Titre de la campagne]</text:p>
      <text:p text:style-name="P480"/>
      <text:p text:style-name="P481">## Session 1</text:p>
      <text:p text:style-name="P482">*Date : | Durée : *</text:p>
      <text:p text:style-name="P483"/>
      <text:p text:style-name="P484">### S1 *Scène de départ*</text:p>
      <text:p text:style-name="P485"/>
      <text:p text:style-name="P486">Votre journal de jeu ici...</text:p>
      <text:h text:style-name="Heading_20_3" text:outline-level="3"><text:bookmark-start text:name="modèle-de-campagne-analogique"/>8.2 Modèle de campagne (Analogique)<text:bookmark-end text:name="modèle-de-campagne-analogique"/></text:h>
      <text:p text:style-name="First_20_paragraph">Pour les carnets papier, écrivez ce bloc d’en-tête au début de votre journal de campagne. Restez simple — vous pouvez toujours ajouter plus de détails plus tard si nécessaire.</text:p>
      <text:p text:style-name="P487">=== Journal de campagne : [Titre] ===</text:p>
      <text:p text:style-name="P488">[Titre] </text:p>
      <text:p text:style-name="P489">[Règles] </text:p>
      <text:p text:style-name="P490">[Genre] </text:p>
      <text:p text:style-name="P491">[Joueur] </text:p>
      <text:p text:style-name="P492">[PJs] </text:p>
      <text:p text:style-name="P493">[Date de début] </text:p>
      <text:p text:style-name="P494">[Dernière mise à jour] </text:p>
      <text:p text:style-name="P495">[Outils] </text:p>
      <text:p text:style-name="P496">[Thèmes] </text:p>
      <text:p text:style-name="P497">[Ton] </text:p>
      <text:p text:style-name="P498">[Notes] </text:p>
      <text:p text:style-name="P499"/>
      <text:p text:style-name="P500">=== Session 1 ===</text:p>
      <text:p text:style-name="P501">[Date] </text:p>
      <text:p text:style-name="P502">[Durée] </text:p>
      <text:p text:style-name="P503"/>
      <text:p text:style-name="P504">S1 *Scène de départ*</text:p>
      <text:p text:style-name="P505"/>
      <text:p text:style-name="P506">Votre journal de jeu ici...</text:p>
      <text:h text:style-name="Heading_20_3" text:outline-level="3"><text:bookmark-start text:name="modèle-de-session"/>8.3 Modèle de session<text:bookmark-end text:name="modèle-de-session"/></text:h>
      <text:p text:style-name="First_20_paragraph">Utilisez ceci au début de chaque session de jeu pour marquer les limites et fournir un contexte. La version numérique utilise des titres markdown ; la version analogique utilise des en-têtes écrits.</text:p>
      <text:p text:style-name="Text_20_body">Remplissez ce qui est utile et sautez ce qui ne l’est pas. Le seul champ essentiel est la date — tout le reste est facultatif.</text:p>
      <text:p text:style-name="Text_20_body"><text:span text:style-name="T1">Numérique :</text:span></text:p>
      <text:p text:style-name="Preformatted_20_Text">
<text:span text:style-name="FunctionTok">## Session X</text:span>
</text:p>
      <text:p text:style-name="Preformatted_20_Text">
<text:span text:style-name="NormalTok">*Date : | Durée : | Scènes : *</text:span>
</text:p>
      <text:p text:style-name="Preformatted_20_Text">
</text:p>
      <text:p text:style-name="Preformatted_20_Text">
<text:span text:style-name="NormalTok">**Résumé :** </text:span>
</text:p>
      <text:p text:style-name="Preformatted_20_Text">
</text:p>
      <text:p text:style-name="Preformatted_20_Text">
<text:span text:style-name="NormalTok">**Objectifs :** </text:span>
</text:p>
      <text:p text:style-name="Preformatted_20_Text">
</text:p>
      <text:p text:style-name="Preformatted_20_Text">
<text:span text:style-name="FunctionTok">### S1 *Description de la scène*</text:span>
</text:p>
      <text:p text:style-name="First_20_paragraph"><text:span text:style-name="T1">Analogique :</text:span></text:p>
      <text:p text:style-name="P507">=== Session X ===</text:p>
      <text:p text:style-name="P508">[Date] </text:p>
      <text:p text:style-name="P509">[Durée] </text:p>
      <text:p text:style-name="P510">[Résumé] </text:p>
      <text:p text:style-name="P511">[Objectifs] </text:p>
      <text:p text:style-name="P512"/>
      <text:p text:style-name="P513">S1 *Description de la scène*</text:p>
      <text:h text:style-name="Heading_20_3" text:outline-level="3"><text:bookmark-start text:name="modèle-de-scène-rapide"/>8.4 Modèle de scène rapide<text:bookmark-end text:name="modèle-de-scène-rapide"/></text:h>
      <text:p text:style-name="First_20_paragraph">C’est votre modèle de travail — la structure de base que vous utiliserez scène après scène. Il est intentionnellement minimal : juste assez de structure pour vous garder orienté sans vous ralentir.</text:p>
      <text:p text:style-name="Text_20_body">Utilisez-le comme point de départ par défaut pour chaque scène, que vous jouiez en numérique ou en analogique.</text:p>
      <text:p text:style-name="Preformatted_20_Text">
<text:span text:style-name="NormalTok">S# *Lieu, heure*</text:span>
</text:p>
      <text:p text:style-name="Preformatted_20_Text">
<text:span text:style-name="InformationTok">```</text:span>
</text:p>
      <text:p text:style-name="Preformatted_20_Text">
<text:span text:style-name="InformationTok">@ Votre action</text:span>
</text:p>
      <text:p text:style-name="Preformatted_20_Text">
<text:span text:style-name="InformationTok">d: votre jet -&gt; résultat</text:span>
</text:p>
      <text:p text:style-name="Preformatted_20_Text">
<text:span text:style-name="InformationTok">=&gt; Ce qui se passe</text:span>
</text:p>
      <text:p text:style-name="Preformatted_20_Text">
</text:p>
      <text:p text:style-name="Preformatted_20_Text">
<text:span text:style-name="InformationTok">? Votre question</text:span>
</text:p>
      <text:p text:style-name="Preformatted_20_Text">
<text:span text:style-name="InformationTok">-&gt; Réponse de l'oracle</text:span>
</text:p>
      <text:p text:style-name="Preformatted_20_Text">
<text:span text:style-name="InformationTok">=&gt; Ce que cela signifie</text:span>
</text:p>
      <text:p text:style-name="Preformatted_20_Text">
<text:span text:style-name="InformationTok">```</text:span>
</text:p>
      <text:h text:style-name="Heading_20_2" text:outline-level="2"><text:bookmark-start text:name="adaptation-à-votre-système"/>9. Adaptation à votre système<text:bookmark-end text:name="adaptation-à-votre-système"/></text:h>
      <text:p text:style-name="First_20_paragraph">Voici la belle partie : cette notation fonctionne avec <text:span text:style-name="T2">n’importe quel</text:span> système de JDR solo. <text:span text:style-name="T2">Ironsworn</text:span>, <text:span text:style-name="T2">Mythic GME</text:span>, <text:span text:style-name="T2">Thousand Year Old Vampire</text:span>, votre propre système maison — peu importe. Les symboles de base restent les mêmes ; seuls les détails de la résolution changent.</text:p>
      <text:p text:style-name="Text_20_body">Cette section vous montre comment adapter la notation de jet <text:span text:style-name="Source_Text">d:</text:span> et les formats d’oracle <text:span text:style-name="Source_Text">-&gt;</text:span> pour correspondre à votre système de jeu spécifique. Nous couvrirons les systèmes courants (PbtA, FitD, Ironsworn, OSR) et les oracles (Mythic, CRGE, MUNE), mais les principes fonctionnent pour n’importe quoi.</text:p>
      <text:p text:style-name="Text_20_body"><text:span text:style-name="T1">L’idée clé :</text:span> La notation sépare la <text:span text:style-name="T2">mécanique</text:span> de la <text:span text:style-name="T2">fiction</text:span>. Votre système détermine comment la mécanique fonctionne ; la notation ne fait que les enregistrer de manière cohérente.</text:p>
      <text:h text:style-name="Heading_20_3" text:outline-level="3"><text:bookmark-start text:name="notation-de-jet-spécifique-au-système"/>9.1 Notation de jet spécifique au système<text:bookmark-end text:name="notation-de-jet-spécifique-au-système"/></text:h>
      <text:p text:style-name="First_20_paragraph">La notation <text:span text:style-name="Source_Text">d:</text:span> fonctionne avec n’importe quel système — vous avez juste besoin de l’adapter à vos mécaniques de dés spécifiques. Voici à quoi ressemble la notation pour les systèmes de JDR solo populaires.</text:p>
      <text:p text:style-name="Text_20_body">Ces exemples montrent le modèle : enregistrez ce que vous avez lancé, comparez-le à ce dont vous aviez besoin, notez le résultat. Les détails changent selon le système, mais la structure reste la même.</text:p>
      <text:h text:style-name="Heading_20_4" text:outline-level="4"><text:bookmark-start text:name="powered-by-the-apocalypse-pbta"/>9.1.1 Powered by the Apocalypse (PbtA)<text:bookmark-end text:name="powered-by-the-apocalypse-pbta"/></text:h>
      <text:p text:style-name="P514">d: 2d6=9 -&gt; Succès complet (10+)</text:p>
      <text:p text:style-name="P515">d: 2d6=7 -&gt; Succès partiel (7-9)</text:p>
      <text:p text:style-name="P516">d: 2d6=4 -&gt; Échec (6-)</text:p>
      <text:h text:style-name="Heading_20_4" text:outline-level="4"><text:bookmark-start text:name="forged-in-the-dark-fitd"/>9.1.2 Forged in the Dark (FitD)<text:bookmark-end text:name="forged-in-the-dark-fitd"/></text:h>
      <text:p text:style-name="P517">d: 4d6=6,5,4,2 (prendre le plus haut=6) -&gt; Succès critique</text:p>
      <text:p text:style-name="P518">d: 3d6=4,4,2 -&gt; Succès partiel (4-5)</text:p>
      <text:p text:style-name="P519">d: 2d6=3,2 -&gt; Échec (1-3)</text:p>
      <text:h text:style-name="Heading_20_4" text:outline-level="4"><text:bookmark-start text:name="ironsworn"/>9.1.3 Ironsworn<text:bookmark-end text:name="ironsworn"/></text:h>
      <text:p text:style-name="P520">d: Action=7+Stat=2=9 vs Défi=4,8 -&gt; Succès faible</text:p>
      <text:p text:style-name="P521">d: Action=10+Stat=3=13 vs Défi=2,7 -&gt; Succès fort</text:p>
      <text:h text:style-name="Heading_20_4" text:outline-level="4"><text:bookmark-start text:name="fatefudge"/>9.1.4 Fate/Fudge<text:bookmark-end text:name="fatefudge"/></text:h>
      <text:p text:style-name="P522">d: 4dF=+2 (++0-) +Compétence=3 = +5 -&gt; Succès avec style</text:p>
      <text:p text:style-name="P523">d: 4dF=-1 (-0--) +Compétence=2 = +1 -&gt; Égalité</text:p>
      <text:h text:style-name="Heading_20_4" text:outline-level="4"><text:bookmark-start text:name="osrdd-traditionnel"/>9.1.5 OSR/D&amp;D traditionnel<text:bookmark-end text:name="osrdd-traditionnel"/></text:h>
      <text:p text:style-name="P524">d: d20=15+Mod=2=17 vs CA 16 -&gt; Touche</text:p>
      <text:p text:style-name="P525">d: d20=8+Mod=-1=7 vs DC 10 -&gt; Échec</text:p>
      <text:h text:style-name="Heading_20_3" text:outline-level="3"><text:bookmark-start text:name="adaptations-de-loracle"/>9.2 Adaptations de l’oracle<text:bookmark-end text:name="adaptations-de-loracle"/></text:h>
      <text:p text:style-name="First_20_paragraph">Différents systèmes d’oracle ont différents formats de sortie. Certains donnent des réponses oui/non, d’autres génèrent des résultats complexes. Voici comment enregistrer les résultats des systèmes d’oracle populaires.</text:p>
      <text:p text:style-name="Text_20_body">La clé est la cohérence : utilisez toujours <text:span text:style-name="Source_Text">-&gt;</text:span> pour les résultats de l’oracle, puis capturez toutes les informations que votre oracle fournit.</text:p>
      <text:h text:style-name="Heading_20_4" text:outline-level="4"><text:bookmark-start text:name="mythic-gme"/>9.2.1 Mythic GME<text:bookmark-end text:name="mythic-gme"/></text:h>
      <text:p text:style-name="P526">? Le garde me remarque-t-il ? (Probabilité : Improbable)</text:p>
      <text:p text:style-name="P527">-&gt; Non, mais... (FC=4)</text:p>
      <text:p text:style-name="P528">=&gt; Il ne me voit pas, mais il est méfiant.</text:p>
      <text:h text:style-name="Heading_20_4" text:outline-level="4"><text:bookmark-start text:name="crge-conjectural-roleplaying-game-engine"/>9.2.2 CRGE (Conjectural Roleplaying Game Engine)<text:bookmark-end text:name="crge-conjectural-roleplaying-game-engine"/></text:h>
      <text:p text:style-name="P529">? Quelle est l'humeur du marchand ?</text:p>
      <text:p text:style-name="P530">-&gt; Afflux : Acteur + Foyer =&gt; En colère + Trahison</text:p>
      <text:p text:style-name="P531">=&gt; Le marchand est furieux d'avoir été trompé.</text:p>
      <text:h text:style-name="Heading_20_4" text:outline-level="4"><text:bookmark-start text:name="mune-madey-upy-number-engine"/>9.2.3 MUNE (Madey Upy Number Engine)<text:bookmark-end text:name="mune-madey-upy-number-engine"/></text:h>
      <text:p text:style-name="P532">? Y a-t-il quelqu'un à la maison ?</text:p>
      <text:p text:style-name="P533">-&gt; Probable + jet 2,4 =&gt; Oui</text:p>
      <text:p text:style-name="P534">=&gt; Les lumières sont allumées, quelqu'un est certainement à l'intérieur.</text:p>
      <text:h text:style-name="Heading_20_4" text:outline-level="4"><text:bookmark-start text:name="une-universal-npc-emulator"/>9.2.4 UNE (Universal NPC Emulator)<text:bookmark-end text:name="une-universal-npc-emulator"/></text:h>
      <text:p text:style-name="P535">gen: Motivation UNE -&gt; Pouvoir + Réputation</text:p>
      <text:p text:style-name="P536">=&gt; [N:Baron|ambitieux|cherche la reconnaissance]</text:p>
      <text:h text:style-name="Heading_20_3" text:outline-level="3"><text:bookmark-start text:name="gestion-des-cas-particuliers"/>9.3 Gestion des cas particuliers<text:bookmark-end text:name="gestion-des-cas-particuliers"/></text:h>
      <text:p text:style-name="First_20_paragraph">Chaque système a ses bizarreries. Voici comment gérer les situations courantes qui ne correspondent pas aux modèles de notation de base.</text:p>
      <text:h text:style-name="Heading_20_4" text:outline-level="4"><text:bookmark-start text:name="jets-multiples-en-une-seule-action"/>9.3.1 Jets multiples en une seule action<text:bookmark-end text:name="jets-multiples-en-une-seule-action"/></text:h>
      <text:p text:style-name="First_20_paragraph">Lorsque vous devez faire plusieurs jets pour une seule action :</text:p>
      <text:p text:style-name="Text_20_body"><text:span text:style-name="T1">Avantage/Désavantage :</text:span></text:p>
      <text:p text:style-name="P537">@ Attaquer avec avantage</text:p>
      <text:p text:style-name="P538">d: 2d20=15,8 (prendre le plus haut) vs ND 12 -&gt; 15≥12 Succès</text:p>
      <text:p text:style-name="P539">=&gt; Je frappe juste, la lame trouvant une faille dans l'armure.</text:p>
      <text:p text:style-name="First_20_paragraph"><text:span text:style-name="T1">Plusieurs pools de dés :</text:span></text:p>
      <text:p text:style-name="P540">@ Effectuer un rituel complexe</text:p>
      <text:p text:style-name="P541">d: INT d6=4, VOL d6=5, vs ND 4 chacun -&gt; Les deux réussissent</text:p>
      <text:p text:style-name="P542">=&gt; Le sort prend effet, l'énergie crépitant entre mes doigts.</text:p>
      <text:p text:style-name="First_20_paragraph"><text:span text:style-name="T1">Jets opposés :</text:span></text:p>
      <text:p text:style-name="P543">@ Bras de fer avec le marin</text:p>
      <text:p text:style-name="P544">d: FOR d20=12 vs marin d20=15 -&gt; 12≤15 Échec</text:p>
      <text:p text:style-name="P545">=&gt; Sa poigne se resserre. Mon bras claque sur la table.</text:p>
      <text:h text:style-name="Heading_20_4" text:outline-level="4"><text:bookmark-start text:name="résultats-doracle-ambigus"/>9.3.2 Résultats d’oracle ambigus<text:bookmark-end text:name="résultats-doracle-ambigus"/></text:h>
      <text:p text:style-name="First_20_paragraph">Lorsque l’oracle donne des résultats flous ou contradictoires :</text:p>
      <text:p text:style-name="P546">? Le marchand est-il digne de confiance ?</text:p>
      <text:p text:style-name="P547">-&gt; Oui, mais... (d6=4)</text:p>
      <text:p text:style-name="P548">(note : "mais" contredit "oui" — interprétation : digne de confiance mais cache quelque chose)</text:p>
      <text:p text:style-name="P549">=&gt; Il semble honnête, mais jette des regards nerveux vers la porte.</text:p>
      <text:p text:style-name="First_20_paragraph">Ou relancez si vous êtes vraiment bloqué :</text:p>
      <text:p text:style-name="P550">? Puis-je lui faire confiance ?</text:p>
      <text:p text:style-name="P551">-&gt; Résultat incertain (d6=3 sur oracle binaire)</text:p>
      <text:p text:style-name="P552">(note : je pose une question plus spécifique)</text:p>
      <text:p text:style-name="P553">? Essaie-t-il de m'aider ?</text:p>
      <text:p text:style-name="P554">-&gt; Non, et... (d6=2)</text:p>
      <text:p text:style-name="P555">=&gt; Il travaille activement contre moi.</text:p>
      <text:h text:style-name="Heading_20_4" text:outline-level="4"><text:bookmark-start text:name="conséquences-imbriquées"/>9.3.3 Conséquences imbriquées<text:bookmark-end text:name="conséquences-imbriquées"/></text:h>
      <text:p text:style-name="First_20_paragraph">Parfois, une conséquence en entraîne une autre, créant une cascade :</text:p>
      <text:p text:style-name="P556">d: Crochetage 5≥4 -&gt; Succès</text:p>
      <text:p text:style-name="P557">=&gt; La porte s'ouvre</text:p>
      <text:p text:style-name="P558">=&gt; Mais les gonds grincent bruyamment</text:p>
      <text:p text:style-name="P559">=&gt; Les gardes dans la pièce voisine l'entendent [E:HorlogeAlerte 1/6]</text:p>
      <text:p text:style-name="P560">=&gt; L'un d'eux commence à marcher dans cette direction [N:Garde|enquête]</text:p>
      <text:p text:style-name="First_20_paragraph"><text:span text:style-name="T1">Quand utiliser :</text:span> Succès ou échecs majeurs avec de multiples effets d’entraînement. N’en abusez pas — la plupart des actions ont une conséquence claire.</text:p>
      <text:h text:style-name="Heading_20_4" text:outline-level="4"><text:bookmark-start text:name="questions-à-loracle-qui-échouent"/>9.3.4 Questions à l’oracle qui échouent<text:bookmark-end text:name="questions-à-loracle-qui-échouent"/></text:h>
      <text:p text:style-name="First_20_paragraph">Et si l’oracle n’aide pas ?</text:p>
      <text:p text:style-name="P561">? Qu'y a-t-il derrière la porte ?</text:p>
      <text:p text:style-name="P562">-&gt; [Résultat de jet flou/contradictoire]</text:p>
      <text:p text:style-name="P563">(note : je pose une question plus spécifique)</text:p>
      <text:p text:style-name="P564">? Y a-t-il un danger derrière la porte ?</text:p>
      <text:p text:style-name="P565">-&gt; Oui, et...</text:p>
      <text:p text:style-name="P566">=&gt; Danger, et c'est immédiat !</text:p>
      <text:p text:style-name="First_20_paragraph"><text:span text:style-name="T1">Conseil de pro :</text:span> Si un résultat d’oracle ne suscite pas de fiction, il est acceptable de reformuler la question ou de relancer. L’oracle sert votre histoire, pas l’inverse.</text:p>
      <text:h text:style-name="Heading_20_2" text:outline-level="2"><text:bookmark-start text:name="annexes"/>Annexes<text:bookmark-end text:name="annexes"/></text:h>
      <text:h text:style-name="Heading_20_3" text:outline-level="3"><text:bookmark-start text:name="a.-légende-de-la-notation-de-jdr-solo"/>A. Légende de la notation de JDR Solo<text:bookmark-end text:name="a.-légende-de-la-notation-de-jdr-solo"/></text:h>
      <text:p text:style-name="First_20_paragraph">Ceci est votre référence rapide — l’aide-mémoire à garder à portée de main pendant que vous jouez. Vous avez oublié ce que signifie <text:span text:style-name="Source_Text">=&gt;</text:span> ? Besoin de vous rappeler comment formater une horloge ? Cette section est là pour vous.</text:p>
      <text:p text:style-name="Text_20_body">Pensez-y comme la “liste de vocabulaire” de la notation. Tout ce qui est ici a été expliqué en détail plus tôt ; c’est juste la version condensée pour une recherche rapide.</text:p>
      <text:p text:style-name="Text_20_body">Mettez cette section en favori. Vous y reviendrez souvent lors de vos premières sessions, puis de moins en moins à mesure que la notation deviendra une seconde nature.</text:p>
      <text:h text:style-name="Heading_20_4" text:outline-level="4"><text:bookmark-start text:name="a.1-symboles-de-base"/>A.1 Symboles de base<text:bookmark-end text:name="a.1-symboles-de-base"/></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Symbole</text:p>
            </table:table-cell>
            <table:table-cell table:style-name="TableHeaderRowCell" office:value-type="string">
              <text:p text:style-name="Table_20_Heading">Signification</text:p>
            </table:table-cell>
            <table:table-cell table:style-name="TableHeaderRowCell" office:value-type="string">
              <text:p text:style-name="Table_20_Heading">Exemple</text:p>
            </table:table-cell>
          </table:table-row>
        </table:table-header-rows>
        <table:table-row>
          <table:table-cell table:style-name="TableRowCell" office:value-type="string">
            <text:p text:style-name="Table_20_Contents"><text:span text:style-name="Source_Text">@</text:span></text:p>
          </table:table-cell>
          <table:table-cell table:style-name="TableRowCell" office:value-type="string">
            <text:p text:style-name="Table_20_Contents">Action du joueur (mécanique)</text:p>
          </table:table-cell>
          <table:table-cell table:style-name="TableRowCell" office:value-type="string">
            <text:p text:style-name="Table_20_Contents"><text:span text:style-name="Source_Text">@ Crocheter la serrure</text:span></text:p>
          </table:table-cell>
        </table:table-row>
        <table:table-row>
          <table:table-cell table:style-name="TableRowCell" office:value-type="string">
            <text:p text:style-name="Table_20_Contents"><text:span text:style-name="Source_Text">?</text:span></text:p>
          </table:table-cell>
          <table:table-cell table:style-name="TableRowCell" office:value-type="string">
            <text:p text:style-name="Table_20_Contents">Question à l’oracle (monde/incertitude)</text:p>
          </table:table-cell>
          <table:table-cell table:style-name="TableRowCell" office:value-type="string">
            <text:p text:style-name="Table_20_Contents"><text:span text:style-name="Source_Text">? Y a-t-il quelqu'un à l'intérieur ?</text:span></text:p>
          </table:table-cell>
        </table:table-row>
        <table:table-row>
          <table:table-cell table:style-name="TableRowCell" office:value-type="string">
            <text:p text:style-name="Table_20_Contents"><text:span text:style-name="Source_Text">d:</text:span></text:p>
          </table:table-cell>
          <table:table-cell table:style-name="TableRowCell" office:value-type="string">
            <text:p text:style-name="Table_20_Contents">Jet de mécanique/résultat</text:p>
          </table:table-cell>
          <table:table-cell table:style-name="TableRowCell" office:value-type="string">
            <text:p text:style-name="Table_20_Contents"><text:span text:style-name="Source_Text">d: 2d6=8 vs ND 7 -&gt; Succès</text:span></text:p>
          </table:table-cell>
        </table:table-row>
        <table:table-row>
          <table:table-cell table:style-name="TableRowCell" office:value-type="string">
            <text:p text:style-name="Table_20_Contents"><text:span text:style-name="Source_Text">-&gt;</text:span></text:p>
          </table:table-cell>
          <table:table-cell table:style-name="TableRowCell" office:value-type="string">
            <text:p text:style-name="Table_20_Contents">Résultat de l’oracle/des dés</text:p>
          </table:table-cell>
          <table:table-cell table:style-name="TableRowCell" office:value-type="string">
            <text:p text:style-name="Table_20_Contents"><text:span text:style-name="Source_Text">-&gt; Oui, mais...</text:span></text:p>
          </table:table-cell>
        </table:table-row>
        <table:table-row>
          <table:table-cell table:style-name="TableRowCell" office:value-type="string">
            <text:p text:style-name="Table_20_Contents"><text:span text:style-name="Source_Text">=&gt;</text:span></text:p>
          </table:table-cell>
          <table:table-cell table:style-name="TableRowCell" office:value-type="string">
            <text:p text:style-name="Table_20_Contents">Conséquence/résultat</text:p>
          </table:table-cell>
          <table:table-cell table:style-name="TableRowCell" office:value-type="string">
            <text:p text:style-name="Table_20_Contents"><text:span text:style-name="Source_Text">=&gt; La porte s'ouvre silencieusement</text:span></text:p>
          </table:table-cell>
        </table:table-row>
      </table:table>
      <text:h text:style-name="Heading_20_4" text:outline-level="4"><text:bookmark-start text:name="a.2-opérateurs-de-comparaison"/>A.2 Opérateurs de comparaison<text:bookmark-end text:name="a.2-opérateurs-de-comparaison"/></text:h>
      <text:list text:style-name="L32">
        <text:list-item>
          <text:p text:style-name="P567"><text:span text:style-name="Source_Text">≥</text:span> ou <text:span text:style-name="Source_Text">&gt;=</text:span> — Supérieur ou égal (atteint/bat le ND)</text:p>
        </text:list-item>
        <text:list-item>
          <text:p text:style-name="P567"><text:span text:style-name="Source_Text">≤</text:span> ou <text:span text:style-name="Source_Text">&lt;=</text:span> — Inférieur ou égal (n’atteint pas le ND)</text:p>
        </text:list-item>
        <text:list-item>
          <text:p text:style-name="P567"><text:span text:style-name="Source_Text">vs</text:span> — Contre (comparaison explicite)</text:p>
        </text:list-item>
        <text:list-item>
          <text:p text:style-name="P567"><text:span text:style-name="Source_Text">S</text:span> — Indicateur de succès</text:p>
        </text:list-item>
        <text:list-item>
          <text:p text:style-name="P567"><text:span text:style-name="Source_Text">F</text:span> — Indicateur d’échec</text:p>
        </text:list-item>
      </text:list>
      <text:h text:style-name="Heading_20_4" text:outline-level="4"><text:bookmark-start text:name="a.3-balises-de-suivi"/>A.3 Balises de suivi<text:bookmark-end text:name="a.3-balises-de-suivi"/></text:h>
      <text:list text:style-name="L33">
        <text:list-item>
          <text:p text:style-name="P568"><text:span text:style-name="Source_Text">[N:Nom|balises]</text:span> — PNJ (première mention)</text:p>
        </text:list-item>
        <text:list-item>
          <text:p text:style-name="P568"><text:span text:style-name="Source_Text">[#N:Nom]</text:span> — PNJ (référence à une mention antérieure)</text:p>
        </text:list-item>
        <text:list-item>
          <text:p text:style-name="P568"><text:span text:style-name="Source_Text">[L:Nom|balises]</text:span> — Lieu</text:p>
        </text:list-item>
        <text:list-item>
          <text:p text:style-name="P568"><text:span text:style-name="Source_Text">[E:Nom X/Y]</text:span> — Événement/Horloge</text:p>
        </text:list-item>
        <text:list-item>
          <text:p text:style-name="P568"><text:span text:style-name="Source_Text">[Fil:Nom|état]</text:span> — Fil conducteur de l’histoire</text:p>
        </text:list-item>
        <text:list-item>
          <text:p text:style-name="P568"><text:span text:style-name="Source_Text">[PJ:Nom|stats]</text:span> — Personnage joueur</text:p>
        </text:list-item>
      </text:list>
      <text:h text:style-name="Heading_20_4" text:outline-level="4"><text:bookmark-start text:name="a.4-suivi-de-la-progression"/>A.4 Suivi de la progression<text:bookmark-end text:name="a.4-suivi-de-la-progression"/></text:h>
      <text:list text:style-name="L34">
        <text:list-item>
          <text:p text:style-name="P569"><text:span text:style-name="Source_Text">[Horloge:Nom X/Y]</text:span> — Horloge (se remplit)</text:p>
        </text:list-item>
        <text:list-item>
          <text:p text:style-name="P569"><text:span text:style-name="Source_Text">[Piste:Nom X/Y]</text:span> — Piste de progression</text:p>
        </text:list-item>
        <text:list-item>
          <text:p text:style-name="P569"><text:span text:style-name="Source_Text">[Compteur:Nom X]</text:span> — Compte à rebours</text:p>
        </text:list-item>
      </text:list>
      <text:h text:style-name="Heading_20_4" text:outline-level="4"><text:bookmark-start text:name="a.5-génération-aléatoire"/>A.5 Génération aléatoire<text:bookmark-end text:name="a.5-génération-aléatoire"/></text:h>
      <text:list text:style-name="L35">
        <text:list-item>
          <text:p text:style-name="P570"><text:span text:style-name="Source_Text">tbl: jet -&gt; résultat</text:span> — Consultation simple de table</text:p>
        </text:list-item>
        <text:list-item>
          <text:p text:style-name="P570"><text:span text:style-name="Source_Text">gen: système -&gt; résultat</text:span> — Générateur complexe</text:p>
        </text:list-item>
      </text:list>
      <text:h text:style-name="Heading_20_4" text:outline-level="4"><text:bookmark-start text:name="a.6-structure"/>A.6 Structure<text:bookmark-end text:name="a.6-structure"/></text:h>
      <text:list text:style-name="L36">
        <text:list-item>
          <text:p text:style-name="P571"><text:span text:style-name="Source_Text">S#</text:span> ou <text:span text:style-name="Source_Text">S#a</text:span> — Numéro de scène</text:p>
        </text:list-item>
        <text:list-item>
          <text:p text:style-name="P571"><text:span text:style-name="Source_Text">T#-S#</text:span> — Scène spécifique à un fil</text:p>
        </text:list-item>
      </text:list>
      <text:h text:style-name="Heading_20_4" text:outline-level="4"><text:bookmark-start text:name="a.7-narration-optionnel"/>A.7 Narration (Optionnel)<text:bookmark-end text:name="a.7-narration-optionnel"/></text:h>
      <text:list text:style-name="L37">
        <text:list-item>
          <text:p text:style-name="P572">En ligne : <text:span text:style-name="Source_Text">=&gt; Prose ici</text:span></text:p>
        </text:list-item>
        <text:list-item>
          <text:p text:style-name="P572">Dialogue : <text:span text:style-name="Source_Text">N (Nom) : "Discours"</text:span></text:p>
        </text:list-item>
        <text:list-item>
          <text:p text:style-name="P572">Bloc : <text:span text:style-name="Source_Text">--- texte ---</text:span></text:p>
        </text:list-item>
      </text:list>
      <text:h text:style-name="Heading_20_4" text:outline-level="4"><text:bookmark-start text:name="a.8-méta"/>A.8 Méta<text:bookmark-end text:name="a.8-méta"/></text:h>
      <text:list text:style-name="L38">
        <text:list-item>
          <text:p text:style-name="P573"><text:span text:style-name="Source_Text">(note : ...)</text:span> — Réflexion, rappel, règle maison</text:p>
        </text:list-item>
      </text:list>
      <text:h text:style-name="Heading_20_4" text:outline-level="4"><text:bookmark-start text:name="a.9-exemple-de-ligne-complète"/>A.9 Exemple de ligne complète<text:bookmark-end text:name="a.9-exemple-de-ligne-complète"/></text:h>
      <text:p text:style-name="P574">S3 @Crocheter serrure d:15≥14 S =&gt; porte s'ouvre silencieusement [N:Garde|alerte]</text:p>
      <text:h text:style-name="Heading_20_2" text:outline-level="2"><text:bookmark-start text:name="b.-faq"/>B. FAQ<text:bookmark-end text:name="b.-faq"/></text:h>
      <text:p text:style-name="First_20_paragraph">Vous avez des questions ? Vous n’êtes pas seul. Voici les questions les plus courantes des personnes qui apprennent la notation, avec des réponses directes.</text:p>
      <text:p text:style-name="Text_20_body">Si votre question n’est pas ici, rappelez-vous : la notation est flexible. Si vous vous demandez si vous pouvez faire quelque chose différemment, la réponse est probablement “oui, si ça marche pour vous.”</text:p>
      <text:p text:style-name="Text_20_body"><text:span text:style-name="T1">Q : Dois-je utiliser tous les éléments ?</text:span> R : Non ! Commencez avec juste <text:span text:style-name="Source_Text">@</text:span>, <text:span text:style-name="Source_Text">?</text:span>, <text:span text:style-name="Source_Text">d:</text:span>, <text:span text:style-name="Source_Text">-&gt;</text:span>, et <text:span text:style-name="Source_Text">=&gt;</text:span>. N’ajoutez d’autres éléments que s’ils vous aident.</text:p>
      <text:p text:style-name="Text_20_body"><text:span text:style-name="T1">Q : Puis-je utiliser ceci avec des JDR traditionnels (avec un MJ) ?</text:span> R : La notation de base fonctionne très bien pour toutes les notes de JDR. Les éléments de l’oracle (<text:span text:style-name="Source_Text">?</text:span>, <text:span text:style-name="Source_Text">-&gt;</text:span>) sont spécifiquement pour le jeu solo, mais la notation action/résolution fonctionne partout.</text:p>
      <text:p text:style-name="Text_20_body"><text:span text:style-name="T1">Q : Et si mon système n’utilise pas de dés ?</text:span> R : Utilisez <text:span text:style-name="Source_Text">d:</text:span> pour toute mécanique de résolution : <text:span text:style-name="Source_Text">d: Tirer une carte -&gt; Dame de Pique</text:span>, <text:span text:style-name="Source_Text">d: Dépenser un jeton -&gt; Succès</text:span></text:p>
      <text:p text:style-name="Text_20_body"><text:span text:style-name="T1">Q : Dois-je utiliser le format numérique ou analogique ?</text:span> R : Celui que vous préférez ! Ils utilisent la même notation. Le numérique a une meilleure recherche/organisation ; l’analogique est immédiat et tactile.</text:p>
      <text:p text:style-name="Text_20_body"><text:span text:style-name="T1">Q : À quel point mes notes doivent-elles être détaillées ?</text:span> R : Aussi détaillées que vous le souhaitez ! Le système fonctionne pour du raccourci pur (Exemple 6.1) ou une narration riche (Exemple 6.4).</text:p>
      <text:p text:style-name="Text_20_body"><text:span text:style-name="T1">Q : Puis-je partager mes journaux avec d’autres ?</text:span> R : Oui ! C’est l’une des raisons d’une notation standardisée. D’autres personnes familières avec le système peuvent lire vos journaux facilement.</text:p>
      <text:p text:style-name="Text_20_body"><text:span text:style-name="T1">Q : Qu’en est-il des règles maison ou des symboles personnalisés ?</text:span> R : Documentez-les dans des notes méta : <text:span text:style-name="Source_Text">(note : utilisation de + pour l'avantage, - pour le désavantage)</text:span>. Le système est conçu pour être étendu.</text:p>
      <text:p text:style-name="Text_20_body"><text:span text:style-name="T1">Q : Les numéros de scène doivent-ils être séquentiels ?</text:span> R : Non. Utilisez <text:span text:style-name="Source_Text">S1</text:span>, <text:span text:style-name="Source_Text">S2</text:span>, <text:span text:style-name="Source_Text">S3</text:span> pour la simplicité, mais créez des branches (<text:span text:style-name="Source_Text">S3a</text:span>, <text:span text:style-name="Source_Text">S3b</text:span>) ou utilisez des préfixes de fil (<text:span text:style-name="Source_Text">T1-S1</text:span>) si cela est utile.</text:p>
      <text:p text:style-name="Text_20_body"><text:span text:style-name="T1">Q : Dois-je mettre à jour les balises à chaque changement ?</text:span> R : Montrez explicitement les changements significatifs : <text:span text:style-name="Source_Text">[N:Garde|alerte]</text:span> → <text:span text:style-name="Source_Text">[N:Garde|inconscient]</text:span>. Les changements mineurs peuvent être implicites par la narration.</text:p>
      <text:h text:style-name="Heading_20_2" text:outline-level="2"><text:bookmark-start text:name="c.-philosophie-de-conception-des-symboles"/>C. Philosophie de conception des symboles<text:bookmark-end text:name="c.-philosophie-de-conception-des-symboles"/></text:h>
      <text:p text:style-name="First_20_paragraph">Les symboles de Lonelog ont été choisis pour des raisons spécifiques :</text:p>
      <text:list text:style-name="L39">
        <text:list-item>
          <text:p text:style-name="P575"><text:span text:style-name="Source_Text">@</text:span><text:span text:style-name="T1"> (Action)</text:span> : Représente “à ce moment” ou l’acteur qui agit. Changé de <text:span text:style-name="Source_Text">&gt;</text:span> dans la v2.0 pour éviter le conflit avec les citations en bloc de Markdown.</text:p>
        </text:list-item>
        <text:list-item>
          <text:p text:style-name="P575"><text:span text:style-name="Source_Text">?</text:span><text:span text:style-name="T1"> (Question)</text:span> : Symbole universel pour l’interrogation. Inchangé par rapport à la v2.0.</text:p>
        </text:list-item>
        <text:list-item>
          <text:p text:style-name="P575"><text:span text:style-name="Source_Text">d:</text:span><text:span text:style-name="T1"> (Dés/Résolution)</text:span> : Abréviation claire pour les jets de dés. Inchangé par rapport à la v2.0.</text:p>
        </text:list-item>
        <text:list-item>
          <text:p text:style-name="P575"><text:span text:style-name="Source_Text">-&gt;</text:span><text:span text:style-name="T1"> (Résolution)</text:span> : Conservé de la v2.0. Maintenant unifié pour TOUTES les résolutions (dés et oracle). La flèche montre visuellement “ceci mène au résultat”.</text:p>
        </text:list-item>
        <text:list-item>
          <text:p text:style-name="P575"><text:span text:style-name="Source_Text">=&gt;</text:span><text:span text:style-name="T1"> (Conséquence)</text:span> : Conservé de la v2.0. La double flèche montre les effets en cascade. Utilisation clarifiée : conséquences uniquement (la v2.0 surchargeait ce symbole pour les résultats de dés également).</text:p>
        </text:list-item>
      </text:list>
      <text:p text:style-name="First_20_paragraph"><text:span text:style-name="T1">Compatibilité Markdown</text:span> : Tous les symboles fonctionnent proprement dans les blocs de code et n’entrent pas en conflit avec le formatage markdown ou les opérateurs mathématiques. Enveloppez toujours la notation dans des blocs de code lorsque vous utilisez le markdown numérique pour éviter les conflots avec les extensions Markdown.</text:p>
      <text:h text:style-name="Heading_20_2" text:outline-level="2"><text:bookmark-start text:name="crédits-licence"/>Crédits &amp; Licence<text:bookmark-end text:name="crédits-licence"/></text:h>
      <text:p text:style-name="First_20_paragraph">© 2025-2026 Roberto Bisceglie</text:p>
      <text:p text:style-name="Text_20_body">Cette notation est inspirée de la <text:a xlink:type="simple" xlink:href="https://alfredvalley.itch.io/the-valley-standard" office:name=""><text:span text:style-name="Definition">Valley Standard</text:span></text:a>.</text:p>
      <text:p text:style-name="Text_20_body"><text:span text:style-name="T1">Remerciements à :</text:span></text:p>
      <text:list text:style-name="L40">
        <text:list-item>
          <text:p text:style-name="P576">matita pour la méthode <text:span text:style-name="Source_Text">+</text:span>/<text:span text:style-name="Source_Text">-</text:span> pour suivre les changements dans les balises</text:p>
        </text:list-item>
        <text:list-item>
          <text:p text:style-name="P576">flyincaveman pour la suggestion sur l’utilisation du symbole <text:span text:style-name="Source_Text">@</text:span> pour les actions des personnages (dans la tradition des premiers JDR en ASCII)</text:p>
        </text:list-item>
        <text:list-item>
          <text:p text:style-name="P576">r/solorpgplay et r/Solo_Roleplaying pour l’accueil positif de cette notation et les retours utiles.</text:p>
        </text:list-item>
        <text:list-item>
          <text:p text:style-name="P576">Enrico Fasoli pour les tests et les retours</text:p>
        </text:list-item>
      </text:list>
      <text:p text:style-name="First_20_paragraph"><text:span text:style-name="T1">Historique des versions :</text:span></text:p>
      <text:list text:style-name="L41">
        <text:list-item>
          <text:p text:style-name="P577">v 1.0.0 : A évolué à partir de Solo TTRPG Notation v2.0 par Roberto Bisceglie</text:p>
        </text:list-item>
      </text:list>
      <text:p text:style-name="First_20_paragraph">Ce travail est sous licence <text:span text:style-name="T1">Creative Commons Attribution-ShareAlike 4.0 International</text:span>.</text:p>
      <text:p text:style-name="Text_20_body"><text:span text:style-name="T1">Vous êtes libre de :</text:span></text:p>
      <text:list text:style-name="L42">
        <text:list-item>
          <text:p text:style-name="P578">Partager — copier et redistribuer le matériel</text:p>
        </text:list-item>
        <text:list-item>
          <text:p text:style-name="P578">Adapter — remixer, transformer et construire sur le matériel</text:p>
        </text:list-item>
      </text:list>
      <text:p text:style-name="First_20_paragraph"><text:span text:style-name="T1">Sous ces conditions :</text:span></text:p>
      <text:list text:style-name="L43">
        <text:list-item>
          <text:p text:style-name="P579">Attribution — Donner un crédit approprié</text:p>
        </text:list-item>
        <text:list-item>
          <text:p text:style-name="P579">Partage dans les mêmes conditions — Distribuer les adaptations sous la même licence</text:p>
        </text:list-item>
      </text:list>
      <text:p text:style-name="First_20_paragraph"><text:span text:style-name="T2">Bonnes aventures, joueurs solo !</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fr"/>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fr"/>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fr"/>
    </style:style>
    <style:style style:family="text" style:name="Source_Text">
      <style:text-properties style:font-name="Courier New" style:font-name-asian="Courier New" style:font-name-complex="Courier New" style:font-size-asian="10pt" style:font-size-complex="10pt" fo:font-size="10pt" fo:language="fr"/>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Lonelog</dc:title>
    <dc:description/>
    <dc:subject/>
    <meta:keyword/>
    <dc:language>fr</dc:language>
    <meta:initial-creator>Roberto Bisceglie</meta:initial-creator>
    <dc:creator>Roberto Bisceglie</dc:creator>
    <meta:creation-date>2026-02-09T12:31:57Z</meta:creation-date>
    <dc:date>2026-02-09T12:31:57Z</dc:date>
    <meta:user-defined meta:name="authors" meta:value-type="string"/>
    <meta:user-defined meta:name="biblio-config" meta:value-type="string">True</meta:user-defined>
    <meta:user-defined meta:name="by-author" meta:value-type="string"/>
    <meta:user-defined meta:name="header-includes" meta:value-type="string"/>
    <meta:user-defined meta:name="include-after" meta:value-type="string"/>
    <meta:user-defined meta:name="include-before" meta:value-type="string"/>
    <meta:user-defined meta:name="labels" meta:value-type="string"/>
    <meta:user-defined meta:name="license" meta:value-type="string"/>
    <meta:user-defined meta:name="license-image" meta:value-type="string">by-sa.png</meta:user-defined>
    <meta:user-defined meta:name="logo-image" meta:value-type="string">logo.png</meta:user-defined>
    <meta:user-defined meta:name="subtitle" meta:value-type="string">Une notation standardisée pour la prise de note de session JDR solo</meta:user-defined>
    <meta:user-defined meta:name="toc-title" meta:value-type="string">Table des matières</meta:user-defined>
    <meta:user-defined meta:name="translator" meta:value-type="string">Eilir</meta:user-defined>
    <meta:user-defined meta:name="version" meta:value-type="string">1.0.0</meta:user-defined>
  </office:meta>
</office:document-meta>
</file>